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in" fo:border="none" style:writing-mode="page"/>
    </style:style>
    <style:style style:name="P1"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297d4c" officeooo:paragraph-rsid="00297d4c" style:font-size-asian="12.25pt" style:font-weight-asian="normal" style:font-size-complex="14pt" style:font-weight-complex="normal"/>
    </style:style>
    <style:style style:name="P2"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42cba7" officeooo:paragraph-rsid="0042cba7" style:font-size-asian="12.25pt" style:font-weight-asian="normal" style:font-size-complex="14pt" style:font-weight-complex="normal"/>
    </style:style>
    <style:style style:name="P3"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2a2a12" officeooo:paragraph-rsid="002a2a12"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fo:font-size="14pt" style:text-underline-style="solid" style:text-underline-width="auto" style:text-underline-color="font-color" officeooo:rsid="001f5d23" officeooo:paragraph-rsid="001f5d23" style:font-size-asian="14pt" style:font-size-complex="14pt"/>
    </style:style>
    <style:style style:name="P5" style:family="paragraph" style:parent-style-name="Standard">
      <style:paragraph-properties fo:text-align="justify" style:justify-single-word="false"/>
      <style:text-properties fo:font-size="14pt" style:text-underline-style="none" fo:font-weight="normal" officeooo:rsid="002b96a2" officeooo:paragraph-rsid="002b96a2"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fo:font-size="14pt" style:text-underline-style="none" fo:font-weight="normal" officeooo:rsid="002e03eb" officeooo:paragraph-rsid="002e03eb"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fo:font-size="14pt" style:text-underline-style="none" fo:font-weight="normal" officeooo:rsid="002a2a12" officeooo:paragraph-rsid="002a2a12"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font-size="14pt" fo:font-style="italic" style:text-underline-style="none" fo:font-weight="normal" officeooo:rsid="002ee72b" officeooo:paragraph-rsid="002ee72b" style:font-size-asian="12.25pt" style:font-style-asian="italic" style:font-weight-asian="normal" style:font-size-complex="14pt" style:font-style-complex="italic" style:font-weight-complex="normal"/>
    </style:style>
    <style:style style:name="P9" style:family="paragraph" style:parent-style-name="Standard">
      <style:paragraph-properties fo:text-align="justify" style:justify-single-word="false"/>
      <style:text-properties fo:font-size="14pt" fo:font-style="italic" style:text-underline-style="none" fo:font-weight="normal" officeooo:rsid="00322d62" officeooo:paragraph-rsid="00322d62" style:font-size-asian="12.25pt" style:font-style-asian="italic" style:font-weight-asian="normal" style:font-size-complex="14pt" style:font-style-complex="italic" style:font-weight-complex="normal"/>
    </style:style>
    <style:style style:name="P10" style:family="paragraph" style:parent-style-name="Standard">
      <style:paragraph-properties fo:text-align="justify" style:justify-single-word="false"/>
      <style:text-properties fo:font-size="14pt" fo:font-style="italic" style:text-underline-style="none" fo:font-weight="normal" officeooo:rsid="009e3d68" officeooo:paragraph-rsid="009e3d68" style:font-size-asian="12.25pt" style:font-style-asian="italic" style:font-weight-asian="normal" style:font-size-complex="14pt" style:font-style-complex="italic" style:font-weight-complex="normal"/>
    </style:style>
    <style:style style:name="P11" style:family="paragraph" style:parent-style-name="Standard">
      <style:paragraph-properties fo:text-align="justify" style:justify-single-word="false"/>
      <style:text-properties fo:font-size="14pt" fo:font-style="italic" style:text-underline-style="none" fo:font-weight="normal" officeooo:rsid="009f30ca" officeooo:paragraph-rsid="009f30ca" style:font-size-asian="12.25pt" style:font-style-asian="italic" style:font-weight-asian="normal" style:font-size-complex="14pt" style:font-style-complex="italic" style:font-weight-complex="normal"/>
    </style:style>
    <style:style style:name="P12" style:family="paragraph" style:parent-style-name="Standard">
      <style:paragraph-properties fo:text-align="start" style:justify-single-word="false"/>
      <style:text-properties fo:font-size="14pt" fo:font-style="italic" style:text-underline-style="solid" style:text-underline-width="auto" style:text-underline-color="font-color" fo:font-weight="normal" officeooo:rsid="008e2ae2" officeooo:paragraph-rsid="008e2ae2" style:font-size-asian="12.25pt" style:font-style-asian="italic" style:font-weight-asian="normal" style:font-size-complex="14pt" style:font-style-complex="italic" style:font-weight-complex="normal"/>
    </style:style>
    <style:style style:name="P13" style:family="paragraph" style:parent-style-name="Standard">
      <style:paragraph-properties fo:text-align="justify" style:justify-single-word="false"/>
      <style:text-properties fo:font-size="14pt" fo:font-style="normal" style:text-underline-style="none" fo:font-weight="normal" officeooo:rsid="00699bc2" officeooo:paragraph-rsid="00699bc2"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justify" style:justify-single-word="false"/>
      <style:text-properties fo:font-size="14pt" fo:font-style="normal" style:text-underline-style="none" fo:font-weight="normal" officeooo:rsid="00680300" officeooo:paragraph-rsid="00680300"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font-size="14pt" fo:font-style="normal" style:text-underline-style="none" fo:font-weight="normal" officeooo:rsid="00765102" officeooo:paragraph-rsid="00765102"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fo:font-size="14pt" fo:font-style="normal" style:text-underline-style="none" fo:font-weight="normal" officeooo:rsid="007b645b" officeooo:paragraph-rsid="007b645b"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fo:font-size="14pt" fo:font-style="normal" style:text-underline-style="none" fo:font-weight="normal" officeooo:rsid="007ef2b2" officeooo:paragraph-rsid="007ef2b2"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fo:font-size="14pt" fo:font-style="normal" style:text-underline-style="none" fo:font-weight="normal" officeooo:rsid="00807f26" officeooo:paragraph-rsid="00807f26"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font-size="14pt" fo:font-style="normal" style:text-underline-style="none" fo:font-weight="normal" officeooo:rsid="0081ec54" officeooo:paragraph-rsid="0081ec54"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fo:font-size="14pt" fo:font-style="normal" style:text-underline-style="none" fo:font-weight="normal" officeooo:rsid="00854c6c" officeooo:paragraph-rsid="00854c6c"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justify" style:justify-single-word="false"/>
      <style:text-properties fo:font-size="14pt" fo:font-style="normal" style:text-underline-style="none" fo:font-weight="normal" officeooo:rsid="00854c6c" officeooo:paragraph-rsid="00854c6c"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justify" style:justify-single-word="false"/>
      <style:text-properties fo:font-size="14pt" fo:font-style="normal" style:text-underline-style="none" fo:font-weight="normal" officeooo:rsid="00868e1d" officeooo:paragraph-rsid="00868e1d"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justify" style:justify-single-word="false"/>
      <style:text-properties fo:font-size="14pt" fo:font-style="normal" style:text-underline-style="none" fo:font-weight="normal" officeooo:rsid="0094d075" officeooo:paragraph-rsid="0094d075"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justify" style:justify-single-word="false"/>
      <style:text-properties fo:font-size="14pt" fo:font-style="normal" style:text-underline-style="none" fo:font-weight="normal" officeooo:rsid="00953ce5" officeooo:paragraph-rsid="00953ce5"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justify" style:justify-single-word="false"/>
      <style:text-properties fo:font-size="14pt" fo:font-style="normal" style:text-underline-style="none" fo:font-weight="normal" officeooo:rsid="009cdb40" officeooo:paragraph-rsid="009cdb40"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justify" style:justify-single-word="false"/>
      <style:text-properties fo:font-size="14pt" fo:font-style="normal" style:text-underline-style="none" fo:font-weight="normal" officeooo:rsid="00a564c1" officeooo:paragraph-rsid="00868e1d"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style:text-underline-style="none" fo:font-weight="bold" officeooo:rsid="007a7f5a" officeooo:paragraph-rsid="007a7f5a" style:font-size-asian="12.25pt" style:font-style-asian="normal" style:font-weight-asian="bold" style:font-size-complex="14pt" style:font-style-complex="normal" style:font-weight-complex="bold"/>
    </style:style>
    <style:style style:name="P28" style:family="paragraph" style:parent-style-name="Standard">
      <style:paragraph-properties fo:text-align="justify" style:justify-single-word="false"/>
      <style:text-properties fo:font-size="14pt" fo:font-style="normal" style:text-underline-style="none" fo:font-weight="bold" officeooo:rsid="00679d5e" officeooo:paragraph-rsid="00679d5e" style:font-size-asian="12.25pt" style:font-style-asian="normal" style:font-weight-asian="bold" style:font-size-complex="14pt" style:font-style-complex="normal" style:font-weight-complex="bold"/>
    </style:style>
    <style:style style:name="P29" style:family="paragraph" style:parent-style-name="Standard">
      <style:paragraph-properties fo:text-align="justify" style:justify-single-word="false"/>
      <style:text-properties fo:font-size="14pt" fo:font-style="normal" style:text-underline-style="solid" style:text-underline-width="auto" style:text-underline-color="font-color" fo:font-weight="normal" officeooo:rsid="00699bc2" officeooo:paragraph-rsid="00699bc2"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justify" style:justify-single-word="false"/>
      <style:text-properties fo:font-size="14pt" fo:font-style="normal" style:text-underline-style="solid" style:text-underline-width="auto" style:text-underline-color="font-color" fo:font-weight="normal" officeooo:rsid="00537486" officeooo:paragraph-rsid="00537486"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72a89a" officeooo:paragraph-rsid="0072a89a"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7b645b" officeooo:paragraph-rsid="007b645b"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justify" style:justify-single-word="false"/>
      <style:text-properties fo:font-size="14pt" fo:font-style="normal" style:text-underline-style="solid" style:text-underline-width="auto" style:text-underline-color="font-color" fo:font-weight="normal" officeooo:rsid="00868e1d" officeooo:paragraph-rsid="00868e1d"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8e2ae2" officeooo:paragraph-rsid="008e2ae2"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72a89a" officeooo:paragraph-rsid="0072a89a" style:font-size-asian="12.25pt" style:font-style-asian="normal" style:font-weight-asian="bold" style:font-size-complex="14pt" style:font-style-complex="normal" style:font-weight-complex="bold"/>
    </style:style>
    <style:style style:name="P36"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7b645b" officeooo:paragraph-rsid="007b645b" style:font-size-asian="12.25pt" style:font-style-asian="normal" style:font-weight-asian="bold" style:font-size-complex="14pt" style:font-style-complex="normal" style:font-weight-complex="bold"/>
    </style:style>
    <style:style style:name="P37"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7ef2b2" officeooo:paragraph-rsid="007ef2b2" style:font-size-asian="12.25pt" style:font-style-asian="normal" style:font-weight-asian="bold" style:font-size-complex="14pt" style:font-style-complex="normal" style:font-weight-complex="bold"/>
    </style:style>
    <style:style style:name="P38" style:family="paragraph" style:parent-style-name="Standard">
      <style:paragraph-properties fo:text-align="justify" style:justify-single-word="false"/>
      <style:text-properties fo:font-size="12pt" fo:font-style="normal" style:text-underline-style="none" fo:font-weight="normal" officeooo:rsid="00353caf" officeooo:paragraph-rsid="00353caf"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2pt" fo:font-style="normal" style:text-underline-style="none" fo:font-weight="normal" officeooo:rsid="00392c16" officeooo:paragraph-rsid="00392c16"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font-size="12pt" fo:font-style="normal" style:text-underline-style="none" fo:font-weight="normal" officeooo:rsid="0039d44f" officeooo:paragraph-rsid="0039d44f"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size="12pt" fo:font-style="normal" style:text-underline-style="none" fo:font-weight="normal" officeooo:rsid="003f3a9c" officeooo:paragraph-rsid="003f3a9c"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size="12pt" fo:font-style="normal" style:text-underline-style="none" fo:font-weight="normal" officeooo:rsid="00331285" officeooo:paragraph-rsid="00413990"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size="12pt" fo:font-style="normal" style:text-underline-style="none" fo:font-weight="normal" officeooo:rsid="0050d91f" officeooo:paragraph-rsid="0050d91f"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size="12pt" fo:font-style="normal" style:text-underline-style="none" fo:font-weight="normal" officeooo:rsid="005150eb" officeooo:paragraph-rsid="005150eb"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font-size="12pt" fo:font-style="normal" style:text-underline-style="none" fo:font-weight="normal" officeooo:rsid="00515e20" officeooo:paragraph-rsid="00515e20"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size="12pt" fo:font-style="normal" style:text-underline-style="none" fo:font-weight="normal" officeooo:rsid="00530349" officeooo:paragraph-rsid="00530349"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fo:font-size="12pt" fo:font-style="normal" style:text-underline-style="none" fo:font-weight="normal" officeooo:rsid="00537486" officeooo:paragraph-rsid="00537486"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font-size="12pt" fo:font-style="normal" style:text-underline-style="none" fo:font-weight="normal" officeooo:rsid="00587f97" officeooo:paragraph-rsid="00587f97"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font-size="12pt" fo:font-style="normal" style:text-underline-style="none" fo:font-weight="normal" officeooo:rsid="005b1f93" officeooo:paragraph-rsid="005b1f93"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font-size="12pt" fo:font-style="normal" style:text-underline-style="none" fo:font-weight="normal" officeooo:rsid="005cd0af" officeooo:paragraph-rsid="005cd0af"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568584" officeooo:paragraph-rsid="00568584" style:font-size-asian="10.5pt" style:font-style-asian="normal" style:font-weight-asian="bold" style:font-size-complex="12pt" style:font-style-complex="normal" style:font-weight-complex="bold"/>
    </style:style>
    <style:style style:name="P52"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568584" officeooo:paragraph-rsid="00568584"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font-size="12pt" style:text-underline-style="none" fo:font-weight="normal" officeooo:rsid="0042cba7" officeooo:paragraph-rsid="0042cba7"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style:text-underline-style="none" fo:font-weight="normal" officeooo:rsid="004494fd" officeooo:paragraph-rsid="004494fd"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size="12pt" style:text-underline-style="none" fo:font-weight="normal" officeooo:rsid="004b060c" officeooo:paragraph-rsid="004b060c"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size="12pt" style:text-underline-style="none" fo:font-weight="normal" officeooo:rsid="004cb91d" officeooo:paragraph-rsid="004cb91d"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style:text-underline-style="none" fo:font-weight="normal" officeooo:rsid="004d3dc6" officeooo:paragraph-rsid="004d3dc6"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size="12pt" style:text-underline-style="none" officeooo:rsid="00537486" officeooo:paragraph-rsid="00537486" style:font-size-asian="10.5pt" style:font-size-complex="12pt"/>
    </style:style>
    <style:style style:name="P59" style:family="paragraph" style:parent-style-name="Standard">
      <style:paragraph-properties fo:text-align="justify" style:justify-single-word="false"/>
      <style:text-properties fo:font-size="12pt" style:text-underline-style="none" officeooo:rsid="00537ece" officeooo:paragraph-rsid="00537ece" style:font-size-asian="10.5pt" style:font-size-complex="12pt"/>
    </style:style>
    <style:style style:name="P60" style:family="paragraph" style:parent-style-name="Standard">
      <style:paragraph-properties fo:text-align="justify" style:justify-single-word="false"/>
      <style:text-properties fo:font-size="12pt" style:text-underline-style="none" officeooo:rsid="0054ea82" officeooo:paragraph-rsid="0054ea82" style:font-size-asian="10.5pt" style:font-size-complex="12pt"/>
    </style:style>
    <style:style style:name="P61" style:family="paragraph" style:parent-style-name="Standard">
      <style:paragraph-properties fo:text-align="justify" style:justify-single-word="false"/>
      <style:text-properties fo:font-size="12pt" fo:font-style="italic" style:text-underline-style="none" fo:font-weight="bold" officeooo:rsid="004d3dc6" officeooo:paragraph-rsid="004d3dc6" style:font-size-asian="10.5pt" style:font-style-asian="italic" style:font-weight-asian="bold" style:font-size-complex="12pt" style:font-style-complex="italic" style:font-weight-complex="bold"/>
    </style:style>
    <style:style style:name="P62" style:family="paragraph" style:parent-style-name="Standard">
      <style:paragraph-properties fo:text-align="justify" style:justify-single-word="false"/>
      <style:text-properties officeooo:rsid="004b060c" officeooo:paragraph-rsid="004b060c"/>
    </style:style>
    <style:style style:name="P63" style:family="paragraph" style:parent-style-name="Standard">
      <style:paragraph-properties fo:text-align="justify" style:justify-single-word="false"/>
      <style:text-properties officeooo:rsid="00530349" officeooo:paragraph-rsid="00530349"/>
    </style:style>
    <style:style style:name="P64" style:family="paragraph" style:parent-style-name="Standard">
      <style:paragraph-properties fo:text-align="justify" style:justify-single-word="false"/>
      <style:text-properties style:text-underline-style="solid" style:text-underline-width="auto" style:text-underline-color="font-color" officeooo:rsid="001f5d23" officeooo:paragraph-rsid="001f5d23"/>
    </style:style>
    <style:style style:name="P65" style:family="paragraph" style:parent-style-name="Standard">
      <style:paragraph-properties fo:text-align="justify" style:justify-single-word="false"/>
      <style:text-properties style:text-underline-style="solid" style:text-underline-width="auto" style:text-underline-color="font-color" officeooo:rsid="00213938" officeooo:paragraph-rsid="00213938"/>
    </style:style>
    <style:style style:name="P66" style:family="paragraph" style:parent-style-name="Standard">
      <style:paragraph-properties fo:text-align="justify" style:justify-single-word="false"/>
      <style:text-properties fo:font-style="italic" officeooo:rsid="00598167" officeooo:paragraph-rsid="00598167" style:font-style-asian="italic" style:font-style-complex="italic"/>
    </style:style>
    <style:style style:name="P67" style:family="paragraph" style:parent-style-name="Standard">
      <style:paragraph-properties fo:text-align="justify" style:justify-single-word="false"/>
      <style:text-properties fo:font-style="italic" officeooo:rsid="005b1f93" officeooo:paragraph-rsid="005b1f93" style:font-style-asian="italic" style:font-style-complex="italic"/>
    </style:style>
    <style:style style:name="P68" style:family="paragraph" style:parent-style-name="Standard">
      <style:paragraph-properties fo:text-align="justify" style:justify-single-word="false"/>
      <style:text-properties style:text-underline-style="none" fo:font-weight="bold" officeooo:rsid="00b06443" officeooo:paragraph-rsid="00b06443" style:font-weight-asian="bold" style:font-weight-complex="bold"/>
    </style:style>
    <style:style style:name="P69" style:family="paragraph" style:parent-style-name="Standard">
      <style:paragraph-properties fo:text-align="justify" style:justify-single-word="false"/>
      <style:text-properties officeooo:paragraph-rsid="0094d075"/>
    </style:style>
    <style:style style:name="P70" style:family="paragraph" style:parent-style-name="Standard">
      <style:paragraph-properties fo:text-align="start" style:justify-single-word="false"/>
      <style:text-properties officeooo:paragraph-rsid="008712a2"/>
    </style:style>
    <style:style style:name="P71" style:family="paragraph" style:parent-style-name="Standard">
      <style:paragraph-properties fo:text-align="start" style:justify-single-word="false"/>
      <style:text-properties officeooo:paragraph-rsid="008e2ae2"/>
    </style:style>
    <style:style style:name="P72" style:family="paragraph" style:parent-style-name="Standard">
      <style:paragraph-properties fo:text-align="start" style:justify-single-word="false"/>
      <style:text-properties officeooo:rsid="00891d3d" officeooo:paragraph-rsid="00891d3d"/>
    </style:style>
    <style:style style:name="P73" style:family="paragraph" style:parent-style-name="Standard">
      <style:paragraph-properties fo:text-align="end" style:justify-single-word="false"/>
      <style:text-properties officeooo:paragraph-rsid="00891d3d"/>
    </style:style>
    <style:style style:name="P74" style:family="paragraph" style:parent-style-name="Standard">
      <style:paragraph-properties fo:text-align="justify" style:justify-single-word="false"/>
      <style:text-properties fo:font-style="normal" officeooo:rsid="008dd1df" officeooo:paragraph-rsid="008dd1df" style:font-style-asian="normal" style:font-style-complex="normal"/>
    </style:style>
    <style:style style:name="P75" style:family="paragraph" style:parent-style-name="Standard">
      <style:paragraph-properties fo:text-align="justify" style:justify-single-word="false"/>
      <style:text-properties fo:font-style="normal" officeooo:rsid="009086ac" officeooo:paragraph-rsid="009086ac" style:font-style-asian="normal" style:font-style-complex="normal"/>
    </style:style>
    <style:style style:name="P76" style:family="paragraph" style:parent-style-name="Standard">
      <style:paragraph-properties fo:text-align="justify" style:justify-single-word="false"/>
      <style:text-properties officeooo:rsid="00b2ecf0" officeooo:paragraph-rsid="00b2ecf0"/>
    </style:style>
    <style:style style:name="P77" style:family="paragraph" style:parent-style-name="Standard">
      <style:paragraph-properties fo:text-align="justify" style:justify-single-word="false"/>
      <style:text-properties officeooo:rsid="00b39720" officeooo:paragraph-rsid="00b39720"/>
    </style:style>
    <style:style style:name="P78" style:family="paragraph" style:parent-style-name="Standard">
      <style:paragraph-properties fo:text-align="justify" style:justify-single-word="false" fo:break-before="page"/>
      <style:text-properties fo:font-size="14pt" style:text-underline-style="solid" style:text-underline-width="auto" style:text-underline-color="font-color" fo:font-weight="normal" officeooo:rsid="0042cba7" officeooo:paragraph-rsid="0042cba7" style:font-size-asian="12.25pt" style:font-weight-asian="normal" style:font-size-complex="14pt" style:font-weight-complex="normal"/>
    </style:style>
    <style:style style:name="P79" style:family="paragraph" style:parent-style-name="Standard">
      <style:paragraph-properties fo:text-align="center" style:justify-single-word="false" fo:break-before="page"/>
      <style:text-properties fo:font-size="14pt" fo:font-style="normal" style:text-underline-style="solid" style:text-underline-width="auto" style:text-underline-color="font-color" fo:font-weight="bold" officeooo:rsid="0072a89a" officeooo:paragraph-rsid="0072a89a" style:font-size-asian="12.25pt" style:font-style-asian="normal" style:font-weight-asian="bold" style:font-size-complex="14pt" style:font-style-complex="normal" style:font-weight-complex="bold"/>
    </style:style>
    <style:style style:name="P80" style:family="paragraph" style:parent-style-name="Standard">
      <style:paragraph-properties fo:text-align="justify" style:justify-single-word="false" fo:break-before="page"/>
      <style:text-properties fo:font-size="14pt" fo:font-style="normal" style:text-underline-style="solid" style:text-underline-width="auto" style:text-underline-color="font-color" fo:font-weight="normal" officeooo:rsid="00537486" officeooo:paragraph-rsid="00537486" style:font-size-asian="12.25pt" style:font-style-asian="normal" style:font-weight-asian="normal" style:font-size-complex="14pt" style:font-style-complex="normal" style:font-weight-complex="normal"/>
    </style:style>
    <style:style style:name="P81" style:family="paragraph" style:parent-style-name="Standard">
      <style:paragraph-properties fo:text-align="start" style:justify-single-word="false" fo:break-before="page"/>
      <style:text-properties fo:font-size="14pt" fo:font-style="normal" style:text-underline-style="solid" style:text-underline-width="auto" style:text-underline-color="font-color" fo:font-weight="normal" officeooo:rsid="00854c6c" officeooo:paragraph-rsid="00854c6c" style:font-size-asian="12.25pt" style:font-style-asian="normal" style:font-weight-asian="normal" style:font-size-complex="14pt" style:font-style-complex="normal" style:font-weight-complex="normal"/>
    </style:style>
    <style:style style:name="P82" style:family="paragraph" style:parent-style-name="Standard">
      <style:paragraph-properties fo:text-align="justify" style:justify-single-word="false" fo:break-before="page"/>
      <style:text-properties fo:font-size="14pt" fo:font-style="normal" style:text-underline-style="none" fo:font-weight="normal" officeooo:rsid="00699bc2" officeooo:paragraph-rsid="00699bc2" style:font-size-asian="12.25pt" style:font-style-asian="normal" style:font-weight-asian="normal" style:font-size-complex="14pt" style:font-style-complex="normal" style:font-weight-complex="normal"/>
    </style:style>
    <style:style style:name="P83" style:family="paragraph" style:parent-style-name="Standard">
      <style:paragraph-properties fo:text-align="justify" style:justify-single-word="false" fo:break-before="page"/>
      <style:text-properties officeooo:rsid="00a995e3" officeooo:paragraph-rsid="00a995e3"/>
    </style:style>
    <style:style style:name="P84" style:family="paragraph" style:parent-style-name="Table_20_Contents">
      <style:paragraph-properties fo:text-align="center" style:justify-single-word="false"/>
      <style:text-properties fo:font-size="14pt" fo:font-weight="bold" officeooo:rsid="00a62dce" officeooo:paragraph-rsid="00a62dce" style:font-size-asian="12.25pt" style:font-weight-asian="bold" style:font-size-complex="14pt" style:font-weight-complex="bold"/>
    </style:style>
    <style:style style:name="P85" style:family="paragraph" style:parent-style-name="Table_20_Contents">
      <style:paragraph-properties fo:text-align="center" style:justify-single-word="false"/>
      <style:text-properties fo:font-size="14pt" fo:font-style="italic" officeooo:rsid="00a62dce" officeooo:paragraph-rsid="00a62dce" style:font-size-asian="12.25pt" style:font-style-asian="italic" style:font-size-complex="14pt" style:font-style-complex="italic"/>
    </style:style>
    <style:style style:name="P86" style:family="paragraph" style:parent-style-name="Standard" style:list-style-name="L1">
      <style:paragraph-properties fo:text-align="justify" style:justify-single-word="false"/>
      <style:text-properties style:text-underline-style="none" officeooo:rsid="00213938" officeooo:paragraph-rsid="00213938"/>
    </style:style>
    <style:style style:name="P87" style:family="paragraph" style:parent-style-name="Standard" style:list-style-name="L1">
      <style:paragraph-properties fo:text-align="justify" style:justify-single-word="false"/>
      <style:text-properties style:text-underline-style="none" officeooo:rsid="00217ad8" officeooo:paragraph-rsid="00217ad8"/>
    </style:style>
    <style:style style:name="P88" style:family="paragraph" style:parent-style-name="Standard" style:list-style-name="L1">
      <style:paragraph-properties fo:text-align="justify" style:justify-single-word="false"/>
      <style:text-properties style:text-underline-style="none" officeooo:rsid="00246db5" officeooo:paragraph-rsid="00246db5"/>
    </style:style>
    <style:style style:name="P89" style:family="paragraph" style:parent-style-name="Standard" style:list-style-name="L1">
      <style:paragraph-properties fo:text-align="justify" style:justify-single-word="false"/>
      <style:text-properties style:text-underline-style="none" officeooo:rsid="00264220" officeooo:paragraph-rsid="00264220"/>
    </style:style>
    <style:style style:name="P90" style:family="paragraph" style:parent-style-name="Standard" style:list-style-name="L1">
      <style:paragraph-properties fo:text-align="justify" style:justify-single-word="false"/>
      <style:text-properties style:text-underline-style="none" officeooo:rsid="0027b8fe" officeooo:paragraph-rsid="00297d4c"/>
    </style:style>
    <style:style style:name="P91" style:family="paragraph" style:parent-style-name="Standard" style:list-style-name="L30">
      <style:paragraph-properties fo:text-align="justify" style:justify-single-word="false"/>
      <style:text-properties style:text-underline-style="none" fo:font-weight="normal" officeooo:rsid="00c40095" officeooo:paragraph-rsid="00c40095" style:font-weight-asian="normal" style:font-weight-complex="normal"/>
    </style:style>
    <style:style style:name="P92" style:family="paragraph" style:parent-style-name="Standard" style:list-style-name="L30">
      <style:paragraph-properties fo:text-align="justify" style:justify-single-word="false"/>
      <style:text-properties style:text-underline-style="none" fo:font-weight="normal" officeooo:rsid="00c40095" officeooo:paragraph-rsid="00c5fafb" style:font-weight-asian="normal" style:font-weight-complex="normal"/>
    </style:style>
    <style:style style:name="P93" style:family="paragraph" style:parent-style-name="Standard" style:list-style-name="L30">
      <style:paragraph-properties fo:text-align="justify" style:justify-single-word="false"/>
      <style:text-properties style:text-underline-style="none" fo:font-weight="normal" officeooo:rsid="00c40095" officeooo:paragraph-rsid="00c63727" style:font-weight-asian="normal" style:font-weight-complex="normal"/>
    </style:style>
    <style:style style:name="P94" style:family="paragraph" style:parent-style-name="Standard" style:list-style-name="L30">
      <style:paragraph-properties fo:text-align="justify" style:justify-single-word="false"/>
      <style:text-properties style:text-underline-style="none" fo:font-weight="normal" officeooo:rsid="00c63727" officeooo:paragraph-rsid="00c63727" style:font-weight-asian="normal" style:font-weight-complex="normal"/>
    </style:style>
    <style:style style:name="P95" style:family="paragraph" style:parent-style-name="Standard">
      <style:paragraph-properties fo:text-align="justify" style:justify-single-word="false"/>
      <style:text-properties style:text-underline-style="none" fo:font-weight="normal" officeooo:rsid="00c63727" officeooo:paragraph-rsid="00c63727" style:font-weight-asian="normal" style:font-weight-complex="normal"/>
    </style:style>
    <style:style style:name="P96" style:family="paragraph" style:parent-style-name="Standard">
      <style:paragraph-properties fo:text-align="justify" style:justify-single-word="false"/>
      <style:text-properties style:text-underline-style="none" fo:font-weight="bold" officeooo:rsid="00c184b3" officeooo:paragraph-rsid="00c184b3" style:font-weight-asian="bold" style:font-weight-complex="bold"/>
    </style:style>
    <style:style style:name="P97" style:family="paragraph" style:parent-style-name="Standard">
      <style:paragraph-properties fo:text-align="justify" style:justify-single-word="false"/>
      <style:text-properties style:text-underline-style="none" fo:font-weight="bold" officeooo:rsid="00c28438" officeooo:paragraph-rsid="00c28438" style:font-weight-asian="bold" style:font-weight-complex="bold"/>
    </style:style>
    <style:style style:name="P98" style:family="paragraph" style:parent-style-name="Standard" style:list-style-name="L2">
      <style:paragraph-properties fo:text-align="justify" style:justify-single-word="false"/>
      <style:text-properties fo:font-size="12pt" fo:font-style="normal" style:text-underline-style="none" fo:font-weight="normal" officeooo:rsid="00389c34" officeooo:paragraph-rsid="00389c34" style:font-size-asian="12pt" style:font-style-asian="normal" style:font-weight-asian="normal" style:font-size-complex="12pt" style:font-style-complex="normal" style:font-weight-complex="normal"/>
    </style:style>
    <style:style style:name="P99" style:family="paragraph" style:parent-style-name="Standard" style:list-style-name="L2">
      <style:paragraph-properties fo:text-align="justify" style:justify-single-word="false"/>
      <style:text-properties fo:font-size="12pt" fo:font-style="normal" style:text-underline-style="none" fo:font-weight="normal" officeooo:rsid="00392c16" officeooo:paragraph-rsid="00392c16" style:font-size-asian="12pt" style:font-style-asian="normal" style:font-weight-asian="normal" style:font-size-complex="12pt" style:font-style-complex="normal" style:font-weight-complex="normal"/>
    </style:style>
    <style:style style:name="P100" style:family="paragraph" style:parent-style-name="Standard" style:list-style-name="L2">
      <style:paragraph-properties fo:text-align="justify" style:justify-single-word="false"/>
      <style:text-properties fo:font-size="12pt" fo:font-style="normal" style:text-underline-style="none" fo:font-weight="normal" officeooo:rsid="0039bf39" officeooo:paragraph-rsid="0039bf39" style:font-size-asian="12pt" style:font-style-asian="normal" style:font-weight-asian="normal" style:font-size-complex="12pt" style:font-style-complex="normal" style:font-weight-complex="normal"/>
    </style:style>
    <style:style style:name="P101" style:family="paragraph" style:parent-style-name="Standard" style:list-style-name="L3">
      <style:paragraph-properties fo:text-align="justify" style:justify-single-word="false"/>
      <style:text-properties fo:font-size="12pt" fo:font-style="normal" style:text-underline-style="none" fo:font-weight="normal" officeooo:rsid="0039d44f" officeooo:paragraph-rsid="0039d44f" style:font-size-asian="12pt" style:font-style-asian="normal" style:font-weight-asian="normal" style:font-size-complex="12pt" style:font-style-complex="normal" style:font-weight-complex="normal"/>
    </style:style>
    <style:style style:name="P102" style:family="paragraph" style:parent-style-name="Standard" style:list-style-name="L8">
      <style:paragraph-properties fo:text-align="justify" style:justify-single-word="false"/>
      <style:text-properties fo:font-size="12pt" fo:font-style="normal" style:text-underline-style="none" fo:font-weight="normal" officeooo:rsid="0050d91f" officeooo:paragraph-rsid="0050d91f" style:font-size-asian="10.5pt" style:font-style-asian="normal" style:font-weight-asian="normal" style:font-size-complex="12pt" style:font-style-complex="normal" style:font-weight-complex="normal"/>
    </style:style>
    <style:style style:name="P103" style:family="paragraph" style:parent-style-name="Standard" style:list-style-name="L8">
      <style:paragraph-properties fo:text-align="justify" style:justify-single-word="false"/>
      <style:text-properties fo:font-size="12pt" fo:font-style="normal" style:text-underline-style="none" fo:font-weight="normal" officeooo:rsid="005150eb" officeooo:paragraph-rsid="005150eb" style:font-size-asian="10.5pt" style:font-style-asian="normal" style:font-weight-asian="normal" style:font-size-complex="12pt" style:font-style-complex="normal" style:font-weight-complex="normal"/>
    </style:style>
    <style:style style:name="P104" style:family="paragraph" style:parent-style-name="Standard" style:list-style-name="L9">
      <style:paragraph-properties fo:text-align="justify" style:justify-single-word="false"/>
      <style:text-properties fo:font-size="12pt" fo:font-style="normal" style:text-underline-style="none" fo:font-weight="normal" officeooo:rsid="00578a77" officeooo:paragraph-rsid="00568584" style:font-size-asian="10.5pt" style:font-style-asian="normal" style:font-weight-asian="normal" style:font-size-complex="12pt" style:font-style-complex="normal" style:font-weight-complex="normal"/>
    </style:style>
    <style:style style:name="P105" style:family="paragraph" style:parent-style-name="Standard" style:list-style-name="L9">
      <style:paragraph-properties fo:text-align="justify" style:justify-single-word="false"/>
      <style:text-properties fo:font-size="12pt" fo:font-style="normal" style:text-underline-style="none" fo:font-weight="normal" officeooo:rsid="00587f97" officeooo:paragraph-rsid="00587f97" style:font-size-asian="10.5pt" style:font-style-asian="normal" style:font-weight-asian="normal" style:font-size-complex="12pt" style:font-style-complex="normal" style:font-weight-complex="normal"/>
    </style:style>
    <style:style style:name="P106" style:family="paragraph" style:parent-style-name="Standard" style:list-style-name="L10">
      <style:paragraph-properties fo:text-align="justify" style:justify-single-word="false"/>
      <style:text-properties fo:font-size="12pt" fo:font-style="normal" style:text-underline-style="none" fo:font-weight="normal" officeooo:rsid="005b1f93" officeooo:paragraph-rsid="005b1f93" style:font-size-asian="10.5pt" style:font-style-asian="normal" style:font-weight-asian="normal" style:font-size-complex="12pt" style:font-style-complex="normal" style:font-weight-complex="normal"/>
    </style:style>
    <style:style style:name="P107" style:family="paragraph" style:parent-style-name="Standard" style:list-style-name="L11">
      <style:paragraph-properties fo:text-align="justify" style:justify-single-word="false"/>
      <style:text-properties fo:font-size="12pt" fo:font-style="normal" style:text-underline-style="none" fo:font-weight="normal" officeooo:rsid="005cd0af" officeooo:paragraph-rsid="005cd0af" style:font-size-asian="10.5pt" style:font-style-asian="normal" style:font-weight-asian="normal" style:font-size-complex="12pt" style:font-style-complex="normal" style:font-weight-complex="normal"/>
    </style:style>
    <style:style style:name="P108" style:family="paragraph" style:parent-style-name="Standard" style:list-style-name="L10">
      <style:paragraph-properties fo:text-align="justify" style:justify-single-word="false"/>
      <style:text-properties fo:font-size="12pt" fo:font-style="normal" style:text-underline-style="none" fo:font-weight="bold" officeooo:rsid="005b1f93" officeooo:paragraph-rsid="005b1f93" style:font-size-asian="10.5pt" style:font-style-asian="normal" style:font-weight-asian="bold" style:font-size-complex="12pt" style:font-style-complex="normal" style:font-weight-complex="bold"/>
    </style:style>
    <style:style style:name="P109" style:family="paragraph" style:parent-style-name="Standard" style:list-style-name="L4">
      <style:paragraph-properties fo:text-align="justify" style:justify-single-word="false"/>
      <style:text-properties fo:font-size="12pt" style:text-underline-style="none" fo:font-weight="normal" officeooo:rsid="0042cba7" officeooo:paragraph-rsid="0042cba7" style:font-size-asian="10.5pt" style:font-weight-asian="normal" style:font-size-complex="12pt" style:font-weight-complex="normal"/>
    </style:style>
    <style:style style:name="P110" style:family="paragraph" style:parent-style-name="Standard" style:list-style-name="L7">
      <style:paragraph-properties fo:text-align="justify" style:justify-single-word="false"/>
      <style:text-properties fo:font-size="12pt" style:text-underline-style="none" fo:font-weight="normal" officeooo:rsid="004cb91d" officeooo:paragraph-rsid="004cb91d" style:font-size-asian="10.5pt" style:font-weight-asian="normal" style:font-size-complex="12pt" style:font-weight-complex="normal"/>
    </style:style>
    <style:style style:name="P111" style:family="paragraph" style:parent-style-name="Standard" style:list-style-name="L2">
      <style:paragraph-properties fo:text-align="justify" style:justify-single-word="false"/>
      <style:text-properties officeooo:rsid="00389c34" officeooo:paragraph-rsid="00389c34"/>
    </style:style>
    <style:style style:name="P112" style:family="paragraph" style:parent-style-name="Standard" style:list-style-name="L3">
      <style:paragraph-properties fo:text-align="justify" style:justify-single-word="false"/>
      <style:text-properties officeooo:rsid="0039d44f" officeooo:paragraph-rsid="0039d44f"/>
    </style:style>
    <style:style style:name="P113" style:family="paragraph" style:parent-style-name="Standard" style:list-style-name="L3">
      <style:paragraph-properties fo:text-align="justify" style:justify-single-word="false"/>
      <style:text-properties officeooo:rsid="003c4dc8" officeooo:paragraph-rsid="003c4dc8"/>
    </style:style>
    <style:style style:name="P114" style:family="paragraph" style:parent-style-name="Standard" style:list-style-name="L5">
      <style:paragraph-properties fo:text-align="justify" style:justify-single-word="false"/>
      <style:text-properties officeooo:paragraph-rsid="004494fd"/>
    </style:style>
    <style:style style:name="P115" style:family="paragraph" style:parent-style-name="Standard" style:list-style-name="L6">
      <style:paragraph-properties fo:text-align="justify" style:justify-single-word="false"/>
      <style:text-properties officeooo:paragraph-rsid="0042cba7"/>
    </style:style>
    <style:style style:name="P116" style:family="paragraph" style:parent-style-name="Standard" style:list-style-name="L19">
      <style:paragraph-properties fo:text-align="justify" style:justify-single-word="false"/>
      <style:text-properties officeooo:paragraph-rsid="00a62dce"/>
    </style:style>
    <style:style style:name="P117" style:family="paragraph" style:parent-style-name="Standard" style:list-style-name="L19">
      <style:paragraph-properties fo:text-align="justify" style:justify-single-word="false"/>
      <style:text-properties officeooo:paragraph-rsid="00a8e7ce"/>
    </style:style>
    <style:style style:name="P118" style:family="paragraph" style:parent-style-name="Standard">
      <style:paragraph-properties fo:text-align="justify" style:justify-single-word="false"/>
      <style:text-properties officeooo:paragraph-rsid="00bd0d33"/>
    </style:style>
    <style:style style:name="P119" style:family="paragraph" style:parent-style-name="Standard">
      <style:paragraph-properties fo:text-align="justify" style:justify-single-word="false"/>
      <style:text-properties officeooo:paragraph-rsid="00be4a03"/>
    </style:style>
    <style:style style:name="P120" style:family="paragraph" style:parent-style-name="Standard" style:list-style-name="L29">
      <style:paragraph-properties fo:text-align="justify" style:justify-single-word="false"/>
      <style:text-properties officeooo:paragraph-rsid="00c2d60d"/>
    </style:style>
    <style:style style:name="P121" style:family="paragraph" style:parent-style-name="Standard">
      <style:paragraph-properties fo:text-align="justify" style:justify-single-word="false"/>
      <style:text-properties officeooo:paragraph-rsid="00c2d60d"/>
    </style:style>
    <style:style style:name="P122" style:family="paragraph" style:parent-style-name="Standard" style:list-style-name="L8">
      <style:paragraph-properties fo:text-align="justify" style:justify-single-word="false"/>
      <style:text-properties officeooo:rsid="005150eb" officeooo:paragraph-rsid="005150eb"/>
    </style:style>
    <style:style style:name="P123" style:family="paragraph" style:parent-style-name="Standard" style:list-style-name="L8">
      <style:paragraph-properties fo:text-align="justify" style:justify-single-word="false"/>
      <style:text-properties officeooo:rsid="00515e20" officeooo:paragraph-rsid="00515e20"/>
    </style:style>
    <style:style style:name="P124" style:family="paragraph" style:parent-style-name="Standard" style:list-style-name="L9">
      <style:paragraph-properties fo:text-align="justify" style:justify-single-word="false"/>
      <style:text-properties officeooo:rsid="00568584" officeooo:paragraph-rsid="00568584"/>
    </style:style>
    <style:style style:name="P125" style:family="paragraph" style:parent-style-name="Standard" style:list-style-name="L9">
      <style:paragraph-properties fo:text-align="justify" style:justify-single-word="false"/>
      <style:text-properties officeooo:rsid="00578a77" officeooo:paragraph-rsid="00578a77"/>
    </style:style>
    <style:style style:name="P126" style:family="paragraph" style:parent-style-name="Standard" style:list-style-name="L11">
      <style:paragraph-properties fo:text-align="justify" style:justify-single-word="false"/>
      <style:text-properties fo:font-size="14pt" fo:font-style="normal" style:text-underline-style="none" fo:font-weight="normal" officeooo:rsid="005cd4a4" officeooo:paragraph-rsid="005cd4a4" style:font-size-asian="12.25pt" style:font-style-asian="normal" style:font-weight-asian="normal" style:font-size-complex="14pt" style:font-style-complex="normal" style:font-weight-complex="normal"/>
    </style:style>
    <style:style style:name="P127" style:family="paragraph" style:parent-style-name="Standard" style:list-style-name="L11">
      <style:paragraph-properties fo:text-align="justify" style:justify-single-word="false"/>
      <style:text-properties fo:font-size="14pt" fo:font-style="normal" style:text-underline-style="none" fo:font-weight="normal" officeooo:rsid="005eadb5" officeooo:paragraph-rsid="005eadb5" style:font-size-asian="12.25pt" style:font-style-asian="normal" style:font-weight-asian="normal" style:font-size-complex="14pt" style:font-style-complex="normal" style:font-weight-complex="normal"/>
    </style:style>
    <style:style style:name="P128" style:family="paragraph" style:parent-style-name="Standard" style:list-style-name="L11">
      <style:paragraph-properties fo:text-align="justify" style:justify-single-word="false"/>
      <style:text-properties fo:font-size="14pt" fo:font-style="normal" style:text-underline-style="none" fo:font-weight="normal" officeooo:rsid="005eadb5" officeooo:paragraph-rsid="00605791" style:font-size-asian="12.25pt" style:font-style-asian="normal" style:font-weight-asian="normal" style:font-size-complex="14pt" style:font-style-complex="normal" style:font-weight-complex="normal"/>
    </style:style>
    <style:style style:name="P129" style:family="paragraph" style:parent-style-name="Standard" style:list-style-name="L12">
      <style:paragraph-properties fo:text-align="justify" style:justify-single-word="false"/>
      <style:text-properties fo:font-size="14pt" fo:font-style="normal" style:text-underline-style="none" fo:font-weight="normal" officeooo:rsid="00680300" officeooo:paragraph-rsid="00680300" style:font-size-asian="12.25pt" style:font-style-asian="normal" style:font-weight-asian="normal" style:font-size-complex="14pt" style:font-style-complex="normal" style:font-weight-complex="normal"/>
    </style:style>
    <style:style style:name="P130" style:family="paragraph" style:parent-style-name="Standard" style:list-style-name="L14">
      <style:paragraph-properties fo:text-align="start" style:justify-single-word="false"/>
      <style:text-properties fo:font-size="14pt" fo:font-style="normal" style:text-underline-style="none" fo:font-weight="normal" officeooo:rsid="00807f26" officeooo:paragraph-rsid="00807f26" style:font-size-asian="12.25pt" style:font-style-asian="normal" style:font-weight-asian="normal" style:font-size-complex="14pt" style:font-style-complex="normal" style:font-weight-complex="normal"/>
    </style:style>
    <style:style style:name="P131" style:family="paragraph" style:parent-style-name="Standard">
      <style:paragraph-properties fo:text-align="start" style:justify-single-word="false"/>
      <style:text-properties fo:font-size="14pt" fo:font-style="normal" style:text-underline-style="none" fo:font-weight="normal" officeooo:rsid="008712a2" officeooo:paragraph-rsid="008712a2" style:font-size-asian="12.25pt" style:font-style-asian="normal" style:font-weight-asian="normal" style:font-size-complex="14pt" style:font-style-complex="normal" style:font-weight-complex="normal"/>
    </style:style>
    <style:style style:name="P132" style:family="paragraph" style:parent-style-name="Standard">
      <style:paragraph-properties fo:text-align="justify" style:justify-single-word="false"/>
      <style:text-properties fo:font-size="14pt" fo:font-style="normal" style:text-underline-style="none" fo:font-weight="normal" officeooo:rsid="008dd1df" officeooo:paragraph-rsid="008dd1df" style:font-size-asian="12.25pt" style:font-style-asian="normal" style:font-weight-asian="normal" style:font-size-complex="14pt" style:font-style-complex="normal" style:font-weight-complex="normal"/>
    </style:style>
    <style:style style:name="P133" style:family="paragraph" style:parent-style-name="Standard" style:list-style-name="L15">
      <style:paragraph-properties fo:text-align="justify" style:justify-single-word="false"/>
      <style:text-properties fo:font-size="14pt" fo:font-style="normal" style:text-underline-style="none" fo:font-weight="normal" officeooo:rsid="00953ce5" officeooo:paragraph-rsid="00953ce5" style:font-size-asian="12.25pt" style:font-style-asian="normal" style:font-weight-asian="normal" style:font-size-complex="14pt" style:font-style-complex="normal" style:font-weight-complex="normal"/>
    </style:style>
    <style:style style:name="P134" style:family="paragraph" style:parent-style-name="Standard" style:list-style-name="L15">
      <style:paragraph-properties fo:text-align="justify" style:justify-single-word="false"/>
      <style:text-properties fo:font-size="14pt" fo:font-style="normal" style:text-underline-style="none" fo:font-weight="normal" officeooo:rsid="0095d5c1" officeooo:paragraph-rsid="0095d5c1" style:font-size-asian="12.25pt" style:font-style-asian="normal" style:font-weight-asian="normal" style:font-size-complex="14pt" style:font-style-complex="normal" style:font-weight-complex="normal"/>
    </style:style>
    <style:style style:name="P135" style:family="paragraph" style:parent-style-name="Standard" style:list-style-name="L15">
      <style:paragraph-properties fo:text-align="justify" style:justify-single-word="false"/>
      <style:text-properties fo:font-size="14pt" fo:font-style="normal" style:text-underline-style="none" fo:font-weight="normal" officeooo:rsid="0098295e" officeooo:paragraph-rsid="0098295e" style:font-size-asian="12.25pt" style:font-style-asian="normal" style:font-weight-asian="normal" style:font-size-complex="14pt" style:font-style-complex="normal" style:font-weight-complex="normal"/>
    </style:style>
    <style:style style:name="P136" style:family="paragraph" style:parent-style-name="Standard" style:list-style-name="L19">
      <style:paragraph-properties fo:text-align="justify" style:justify-single-word="false"/>
      <style:text-properties fo:font-size="14pt" fo:font-style="normal" style:text-underline-style="none" fo:font-weight="normal" officeooo:rsid="00a62dce" officeooo:paragraph-rsid="00a62dce" style:font-size-asian="12.25pt" style:font-style-asian="normal" style:font-weight-asian="normal" style:font-size-complex="14pt" style:font-style-complex="normal" style:font-weight-complex="normal"/>
    </style:style>
    <style:style style:name="P137" style:family="paragraph" style:parent-style-name="Standard" style:list-style-name="L19">
      <style:paragraph-properties fo:text-align="justify" style:justify-single-word="false"/>
      <style:text-properties fo:font-size="14pt" fo:font-style="normal" style:text-underline-style="none" fo:font-weight="normal" officeooo:rsid="00a7edd1" officeooo:paragraph-rsid="00a7edd1" style:font-size-asian="12.25pt" style:font-style-asian="normal" style:font-weight-asian="normal" style:font-size-complex="14pt" style:font-style-complex="normal" style:font-weight-complex="normal"/>
    </style:style>
    <style:style style:name="P138" style:family="paragraph" style:parent-style-name="Standard" style:list-style-name="L20">
      <style:paragraph-properties fo:text-align="justify" style:justify-single-word="false"/>
      <style:text-properties fo:font-size="14pt" fo:font-style="normal" style:text-underline-style="none" fo:font-weight="normal" officeooo:rsid="00acf24a" officeooo:paragraph-rsid="00acf24a" style:font-size-asian="12.25pt" style:font-style-asian="normal" style:font-weight-asian="normal" style:font-size-complex="14pt" style:font-style-complex="normal" style:font-weight-complex="normal"/>
    </style:style>
    <style:style style:name="P139" style:family="paragraph" style:parent-style-name="Standard">
      <style:paragraph-properties fo:text-align="justify" style:justify-single-word="false"/>
      <style:text-properties fo:font-size="14pt" fo:font-style="normal" style:text-underline-style="none" fo:font-weight="normal" officeooo:rsid="00b06443" officeooo:paragraph-rsid="00b06443" style:font-size-asian="12.25pt" style:font-style-asian="normal" style:font-weight-asian="normal" style:font-size-complex="14pt" style:font-style-complex="normal" style:font-weight-complex="normal"/>
    </style:style>
    <style:style style:name="P140" style:family="paragraph" style:parent-style-name="Standard" style:list-style-name="L22">
      <style:paragraph-properties fo:text-align="justify" style:justify-single-word="false"/>
      <style:text-properties fo:font-size="14pt" fo:font-style="normal" style:text-underline-style="none" fo:font-weight="normal" officeooo:rsid="00b1cd85" officeooo:paragraph-rsid="00b1cd85" style:font-size-asian="12.25pt" style:font-style-asian="normal" style:font-weight-asian="normal" style:font-size-complex="14pt" style:font-style-complex="normal" style:font-weight-complex="normal"/>
    </style:style>
    <style:style style:name="P141" style:family="paragraph" style:parent-style-name="Standard">
      <style:paragraph-properties fo:text-align="justify" style:justify-single-word="false"/>
      <style:text-properties fo:font-size="14pt" fo:font-style="normal" style:text-underline-style="none" fo:font-weight="normal" officeooo:rsid="00b1cd85" officeooo:paragraph-rsid="00b1cd85" style:font-size-asian="12.25pt" style:font-style-asian="normal" style:font-weight-asian="normal" style:font-size-complex="14pt" style:font-style-complex="normal" style:font-weight-complex="normal"/>
    </style:style>
    <style:style style:name="P142" style:family="paragraph" style:parent-style-name="Standard">
      <style:paragraph-properties fo:text-align="justify" style:justify-single-word="false"/>
      <style:text-properties fo:font-size="14pt" fo:font-style="normal" style:text-underline-style="none" fo:font-weight="normal" officeooo:rsid="00b39720" officeooo:paragraph-rsid="00b2ecf0" style:font-size-asian="12.25pt" style:font-style-asian="normal" style:font-weight-asian="normal" style:font-size-complex="14pt" style:font-style-complex="normal" style:font-weight-complex="normal"/>
    </style:style>
    <style:style style:name="P143" style:family="paragraph" style:parent-style-name="Standard">
      <style:paragraph-properties fo:text-align="justify" style:justify-single-word="false"/>
      <style:text-properties fo:font-size="14pt" fo:font-style="normal" style:text-underline-style="none" fo:font-weight="normal" officeooo:rsid="00b39720" officeooo:paragraph-rsid="00b39720" style:font-size-asian="12.25pt" style:font-style-asian="normal" style:font-weight-asian="normal" style:font-size-complex="14pt" style:font-style-complex="normal" style:font-weight-complex="normal"/>
    </style:style>
    <style:style style:name="P144" style:family="paragraph" style:parent-style-name="Standard">
      <style:paragraph-properties fo:text-align="justify" style:justify-single-word="false"/>
      <style:text-properties fo:font-size="14pt" fo:font-style="normal" style:text-underline-style="none" fo:font-weight="normal" officeooo:rsid="00b4ff76" officeooo:paragraph-rsid="00b39720" style:font-size-asian="12.25pt" style:font-style-asian="normal" style:font-weight-asian="normal" style:font-size-complex="14pt" style:font-style-complex="normal" style:font-weight-complex="normal"/>
    </style:style>
    <style:style style:name="P145" style:family="paragraph" style:parent-style-name="Standard" style:list-style-name="L23">
      <style:paragraph-properties fo:text-align="justify" style:justify-single-word="false"/>
      <style:text-properties fo:font-size="14pt" fo:font-style="normal" style:text-underline-style="none" fo:font-weight="normal" officeooo:rsid="00b4ff76" officeooo:paragraph-rsid="00b4ff76" style:font-size-asian="12.25pt" style:font-style-asian="normal" style:font-weight-asian="normal" style:font-size-complex="14pt" style:font-style-complex="normal" style:font-weight-complex="normal"/>
    </style:style>
    <style:style style:name="P146" style:family="paragraph" style:parent-style-name="Standard">
      <style:paragraph-properties fo:text-align="justify" style:justify-single-word="false"/>
      <style:text-properties fo:font-size="14pt" fo:font-style="normal" style:text-underline-style="none" fo:font-weight="normal" officeooo:rsid="00b4ff76" officeooo:paragraph-rsid="00b4ff76" style:font-size-asian="12.25pt" style:font-style-asian="normal" style:font-weight-asian="normal" style:font-size-complex="14pt" style:font-style-complex="normal" style:font-weight-complex="normal"/>
    </style:style>
    <style:style style:name="P147" style:family="paragraph" style:parent-style-name="Standard" style:list-style-name="L23">
      <style:paragraph-properties fo:text-align="justify" style:justify-single-word="false"/>
      <style:text-properties fo:font-size="14pt" fo:font-style="normal" style:text-underline-style="none" fo:font-weight="normal" officeooo:rsid="00b84c71" officeooo:paragraph-rsid="00b84c71" style:font-size-asian="12.25pt" style:font-style-asian="normal" style:font-weight-asian="normal" style:font-size-complex="14pt" style:font-style-complex="normal" style:font-weight-complex="normal"/>
    </style:style>
    <style:style style:name="P148" style:family="paragraph" style:parent-style-name="Standard">
      <style:paragraph-properties fo:text-align="justify" style:justify-single-word="false"/>
      <style:text-properties fo:font-size="14pt" fo:font-style="normal" style:text-underline-style="none" fo:font-weight="normal" officeooo:rsid="00b84c71" officeooo:paragraph-rsid="00b84c71" style:font-size-asian="12.25pt" style:font-style-asian="normal" style:font-weight-asian="normal" style:font-size-complex="14pt" style:font-style-complex="normal" style:font-weight-complex="normal"/>
    </style:style>
    <style:style style:name="P149" style:family="paragraph" style:parent-style-name="Standard">
      <style:paragraph-properties fo:text-align="justify" style:justify-single-word="false"/>
      <style:text-properties fo:font-size="14pt" fo:font-style="normal" style:text-underline-style="none" fo:font-weight="normal" officeooo:rsid="00a995e3" officeooo:paragraph-rsid="00a995e3" style:font-size-asian="12.25pt" style:font-style-asian="normal" style:font-weight-asian="normal" style:font-size-complex="14pt" style:font-style-complex="normal" style:font-weight-complex="normal"/>
    </style:style>
    <style:style style:name="P150" style:family="paragraph" style:parent-style-name="Standard">
      <style:paragraph-properties fo:text-align="justify" style:justify-single-word="false"/>
      <style:text-properties fo:font-size="14pt" fo:font-style="normal" style:text-underline-style="none" fo:font-weight="normal" officeooo:rsid="00ba9347" officeooo:paragraph-rsid="00ba9347" style:font-size-asian="12.25pt" style:font-style-asian="normal" style:font-weight-asian="normal" style:font-size-complex="14pt" style:font-style-complex="normal" style:font-weight-complex="normal"/>
    </style:style>
    <style:style style:name="P151" style:family="paragraph" style:parent-style-name="Standard" style:list-style-name="L11">
      <style:paragraph-properties fo:text-align="justify" style:justify-single-word="false"/>
      <style:text-properties fo:font-size="14pt" fo:font-style="normal" style:text-underline-style="none" fo:font-weight="bold" officeooo:rsid="00623e3b" officeooo:paragraph-rsid="00605791" style:font-size-asian="12.25pt" style:font-style-asian="normal" style:font-weight-asian="bold" style:font-size-complex="14pt" style:font-style-complex="normal" style:font-weight-complex="bold"/>
    </style:style>
    <style:style style:name="P152" style:family="paragraph" style:parent-style-name="Standard" style:list-style-name="L11">
      <style:paragraph-properties fo:text-align="justify" style:justify-single-word="false"/>
      <style:text-properties fo:font-size="14pt" fo:font-style="normal" style:text-underline-style="none" fo:font-weight="bold" officeooo:rsid="00679d5e" officeooo:paragraph-rsid="00679d5e" style:font-size-asian="12.25pt" style:font-style-asian="normal" style:font-weight-asian="bold" style:font-size-complex="14pt" style:font-style-complex="normal" style:font-weight-complex="bold"/>
    </style:style>
    <style:style style:name="P153" style:family="paragraph" style:parent-style-name="Standard" style:list-style-name="L13">
      <style:paragraph-properties fo:text-align="justify" style:justify-single-word="false"/>
      <style:text-properties fo:font-size="14pt" fo:font-style="normal" style:text-underline-style="none" fo:font-weight="bold" officeooo:rsid="0070a713" officeooo:paragraph-rsid="0070a713" style:font-size-asian="12.25pt" style:font-style-asian="normal" style:font-weight-asian="bold" style:font-size-complex="14pt" style:font-style-complex="normal" style:font-weight-complex="bold"/>
    </style:style>
    <style:style style:name="P154" style:family="paragraph" style:parent-style-name="Standard" style:list-style-name="L13">
      <style:paragraph-properties fo:text-align="justify" style:justify-single-word="false"/>
      <style:text-properties fo:font-size="14pt" fo:font-style="normal" style:text-underline-style="none" fo:font-weight="bold" officeooo:rsid="00712eb3" officeooo:paragraph-rsid="00712eb3" style:font-size-asian="12.25pt" style:font-style-asian="normal" style:font-weight-asian="bold" style:font-size-complex="14pt" style:font-style-complex="normal" style:font-weight-complex="bold"/>
    </style:style>
    <style:style style:name="P155" style:family="paragraph" style:parent-style-name="Standard">
      <style:paragraph-properties fo:text-align="justify" style:justify-single-word="false"/>
      <style:text-properties fo:font-size="14pt" fo:font-style="normal" style:text-underline-style="none" fo:font-weight="bold" officeooo:rsid="00b06443" officeooo:paragraph-rsid="00b06443" style:font-size-asian="12.25pt" style:font-style-asian="normal" style:font-weight-asian="bold" style:font-size-complex="14pt" style:font-style-complex="normal" style:font-weight-complex="bold"/>
    </style:style>
    <style:style style:name="P156" style:family="paragraph" style:parent-style-name="Standard" style:list-style-name="L11">
      <style:paragraph-properties fo:text-align="justify" style:justify-single-word="false"/>
      <style:text-properties fo:font-size="14pt" fo:font-style="normal" style:text-underline-style="solid" style:text-underline-width="auto" style:text-underline-color="font-color" fo:font-weight="bold" officeooo:rsid="00680300" officeooo:paragraph-rsid="00680300" style:font-size-asian="12.25pt" style:font-style-asian="normal" style:font-weight-asian="bold" style:font-size-complex="14pt" style:font-style-complex="normal" style:font-weight-complex="bold"/>
    </style:style>
    <style:style style:name="P157" style:family="paragraph" style:parent-style-name="Standard" style:list-style-name="L13">
      <style:paragraph-properties fo:text-align="justify" style:justify-single-word="false"/>
      <style:text-properties fo:font-size="14pt" fo:font-style="normal" style:text-underline-style="solid" style:text-underline-width="auto" style:text-underline-color="font-color" fo:font-weight="bold" officeooo:rsid="0070a713" officeooo:paragraph-rsid="0070a713" style:font-size-asian="12.25pt" style:font-style-asian="normal" style:font-weight-asian="bold" style:font-size-complex="14pt" style:font-style-complex="normal" style:font-weight-complex="bold"/>
    </style:style>
    <style:style style:name="P158" style:family="paragraph" style:parent-style-name="Standard" style:list-style-name="L16">
      <style:paragraph-properties fo:text-align="justify" style:justify-single-word="false"/>
      <style:text-properties fo:font-size="14pt" fo:font-style="normal" style:text-underline-style="solid" style:text-underline-width="auto" style:text-underline-color="font-color" fo:font-weight="bold" officeooo:rsid="009e3d68" officeooo:paragraph-rsid="009e3d68" style:font-size-asian="12.25pt" style:font-style-asian="normal" style:font-weight-asian="bold" style:font-size-complex="14pt" style:font-style-complex="normal" style:font-weight-complex="bold"/>
    </style:style>
    <style:style style:name="P159"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a995e3" officeooo:paragraph-rsid="00a995e3" style:font-size-asian="12.25pt" style:font-style-asian="normal" style:font-weight-asian="bold" style:font-size-complex="14pt" style:font-style-complex="normal" style:font-weight-complex="bold"/>
    </style:style>
    <style:style style:name="P160" style:family="paragraph" style:parent-style-name="Standard" style:list-style-name="L16">
      <style:paragraph-properties fo:text-align="justify" style:justify-single-word="false"/>
      <style:text-properties fo:font-size="14pt" fo:font-style="normal" style:text-underline-style="solid" style:text-underline-width="auto" style:text-underline-color="font-color" fo:font-weight="normal" officeooo:rsid="009e3d68" officeooo:paragraph-rsid="009e3d68" style:font-size-asian="12.25pt" style:font-style-asian="normal" style:font-weight-asian="normal" style:font-size-complex="14pt" style:font-style-complex="normal" style:font-weight-complex="normal"/>
    </style:style>
    <style:style style:name="P161" style:family="paragraph" style:parent-style-name="Standard" style:list-style-name="L19">
      <style:paragraph-properties fo:text-align="justify" style:justify-single-word="false"/>
      <style:text-properties fo:font-size="14pt" fo:font-style="normal" style:text-underline-style="solid" style:text-underline-width="auto" style:text-underline-color="font-color" fo:font-weight="normal" officeooo:rsid="00a62dce" officeooo:paragraph-rsid="00a62dce" style:font-size-asian="12.25pt" style:font-style-asian="normal" style:font-weight-asian="normal" style:font-size-complex="14pt" style:font-style-complex="normal" style:font-weight-complex="normal"/>
    </style:style>
    <style:style style:name="P162" style:family="paragraph" style:parent-style-name="Standard">
      <style:paragraph-properties fo:text-align="justify" style:justify-single-word="false"/>
      <style:text-properties fo:font-size="14pt" fo:font-style="normal" style:text-underline-style="solid" style:text-underline-width="auto" style:text-underline-color="font-color" fo:font-weight="normal" officeooo:rsid="00addfdf" officeooo:paragraph-rsid="00acf24a" style:font-size-asian="12.25pt" style:font-style-asian="normal" style:font-weight-asian="normal" style:font-size-complex="14pt" style:font-style-complex="normal" style:font-weight-complex="normal"/>
    </style:style>
    <style:style style:name="P163" style:family="paragraph" style:parent-style-name="Standard">
      <style:paragraph-properties fo:text-align="justify" style:justify-single-word="false"/>
      <style:text-properties fo:font-size="14pt" fo:font-style="normal" style:text-underline-style="solid" style:text-underline-width="auto" style:text-underline-color="font-color" fo:font-weight="normal" officeooo:rsid="00b06443" officeooo:paragraph-rsid="00b06443" style:font-size-asian="12.25pt" style:font-style-asian="normal" style:font-weight-asian="normal" style:font-size-complex="14pt" style:font-style-complex="normal" style:font-weight-complex="normal"/>
    </style:style>
    <style:style style:name="P164" style:family="paragraph" style:parent-style-name="Standard" style:list-style-name="L21">
      <style:paragraph-properties fo:text-align="justify" style:justify-single-word="false"/>
      <style:text-properties fo:font-size="14pt" fo:font-style="normal" style:text-underline-style="solid" style:text-underline-width="auto" style:text-underline-color="font-color" fo:font-weight="normal" officeooo:rsid="00b06443" officeooo:paragraph-rsid="00b06443" style:font-size-asian="12.25pt" style:font-style-asian="normal" style:font-weight-asian="normal" style:font-size-complex="14pt" style:font-style-complex="normal" style:font-weight-complex="normal"/>
    </style:style>
    <style:style style:name="P165" style:family="paragraph" style:parent-style-name="Standard" style:list-style-name="L22">
      <style:paragraph-properties fo:text-align="justify" style:justify-single-word="false"/>
      <style:text-properties fo:font-size="14pt" fo:font-style="normal" style:text-underline-style="solid" style:text-underline-width="auto" style:text-underline-color="font-color" fo:font-weight="normal" officeooo:rsid="00b1cd85" officeooo:paragraph-rsid="00b1cd85" style:font-size-asian="12.25pt" style:font-style-asian="normal" style:font-weight-asian="normal" style:font-size-complex="14pt" style:font-style-complex="normal" style:font-weight-complex="normal"/>
    </style:style>
    <style:style style:name="P166" style:family="paragraph" style:parent-style-name="Standard" style:list-style-name="L23">
      <style:paragraph-properties fo:text-align="justify" style:justify-single-word="false"/>
      <style:text-properties fo:font-size="14pt" fo:font-style="normal" style:text-underline-style="solid" style:text-underline-width="auto" style:text-underline-color="font-color" fo:font-weight="normal" officeooo:rsid="00b4ff76" officeooo:paragraph-rsid="00b4ff76" style:font-size-asian="12.25pt" style:font-style-asian="normal" style:font-weight-asian="normal" style:font-size-complex="14pt" style:font-style-complex="normal" style:font-weight-complex="normal"/>
    </style:style>
    <style:style style:name="P167" style:family="paragraph" style:parent-style-name="Standard" style:list-style-name="L23">
      <style:paragraph-properties fo:text-align="justify" style:justify-single-word="false"/>
      <style:text-properties fo:font-size="14pt" fo:font-style="normal" style:text-underline-style="solid" style:text-underline-width="auto" style:text-underline-color="font-color" fo:font-weight="normal" officeooo:rsid="00b84c71" officeooo:paragraph-rsid="00b84c71" style:font-size-asian="12.25pt" style:font-style-asian="normal" style:font-weight-asian="normal" style:font-size-complex="14pt" style:font-style-complex="normal" style:font-weight-complex="normal"/>
    </style:style>
    <style:style style:name="P168" style:family="paragraph" style:parent-style-name="Standard">
      <style:paragraph-properties fo:text-align="justify" style:justify-single-word="false"/>
      <style:text-properties fo:font-size="14pt" fo:font-style="normal" style:text-underline-style="solid" style:text-underline-width="auto" style:text-underline-color="font-color" fo:font-weight="normal" officeooo:rsid="00ba9347" officeooo:paragraph-rsid="00ba9347" style:font-size-asian="12.25pt" style:font-style-asian="normal" style:font-weight-asian="normal" style:font-size-complex="14pt" style:font-style-complex="normal" style:font-weight-complex="normal"/>
    </style:style>
    <style:style style:name="P169" style:family="paragraph" style:parent-style-name="Standard" style:list-style-name="L24">
      <style:paragraph-properties fo:text-align="justify" style:justify-single-word="false"/>
      <style:text-properties fo:font-size="14pt" fo:font-style="normal" style:text-underline-style="solid" style:text-underline-width="auto" style:text-underline-color="font-color" fo:font-weight="normal" officeooo:rsid="00ba9347" officeooo:paragraph-rsid="00ba9347" style:font-size-asian="12.25pt" style:font-style-asian="normal" style:font-weight-asian="normal" style:font-size-complex="14pt" style:font-style-complex="normal" style:font-weight-complex="normal"/>
    </style:style>
    <style:style style:name="P170" style:family="paragraph" style:parent-style-name="Standard">
      <style:paragraph-properties fo:text-align="justify" style:justify-single-word="false"/>
      <style:text-properties fo:font-size="14pt" fo:font-style="normal" style:text-underline-style="solid" style:text-underline-width="auto" style:text-underline-color="font-color" fo:font-weight="normal" officeooo:rsid="00bb4d74" officeooo:paragraph-rsid="00bb4d74" style:font-size-asian="12.25pt" style:font-style-asian="normal" style:font-weight-asian="normal" style:font-size-complex="14pt" style:font-style-complex="normal" style:font-weight-complex="normal"/>
    </style:style>
    <style:style style:name="P171" style:family="paragraph" style:parent-style-name="Standard">
      <style:paragraph-properties fo:text-align="justify" style:justify-single-word="false"/>
      <style:text-properties fo:font-size="14pt" fo:font-style="normal" style:text-underline-style="solid" style:text-underline-width="auto" style:text-underline-color="font-color" fo:font-weight="normal" officeooo:rsid="00bbf8a6" officeooo:paragraph-rsid="00bbf8a6" style:font-size-asian="12.25pt" style:font-style-asian="normal" style:font-weight-asian="normal" style:font-size-complex="14pt" style:font-style-complex="normal" style:font-weight-complex="normal"/>
    </style:style>
    <style:style style:name="P172" style:family="paragraph" style:parent-style-name="Standard" style:list-style-name="L25">
      <style:paragraph-properties fo:text-align="justify" style:justify-single-word="false"/>
      <style:text-properties fo:font-size="14pt" fo:font-style="normal" style:text-underline-style="solid" style:text-underline-width="auto" style:text-underline-color="font-color" fo:font-weight="normal" officeooo:rsid="00bbf8a6" officeooo:paragraph-rsid="00bbf8a6" style:font-size-asian="12.25pt" style:font-style-asian="normal" style:font-weight-asian="normal" style:font-size-complex="14pt" style:font-style-complex="normal" style:font-weight-complex="normal"/>
    </style:style>
    <style:style style:name="P173" style:family="paragraph" style:parent-style-name="Standard">
      <style:paragraph-properties fo:text-align="justify" style:justify-single-word="false"/>
      <style:text-properties fo:font-size="14pt" fo:font-style="normal" style:text-underline-style="solid" style:text-underline-width="auto" style:text-underline-color="font-color" fo:font-weight="normal" officeooo:rsid="00bcd2b5" officeooo:paragraph-rsid="00bcd2b5" style:font-size-asian="12.25pt" style:font-style-asian="normal" style:font-weight-asian="normal" style:font-size-complex="14pt" style:font-style-complex="normal" style:font-weight-complex="normal"/>
    </style:style>
    <style:style style:name="P174" style:family="paragraph" style:parent-style-name="Standard" style:list-style-name="L26">
      <style:paragraph-properties fo:text-align="justify" style:justify-single-word="false"/>
      <style:text-properties fo:font-size="14pt" fo:font-style="normal" style:text-underline-style="solid" style:text-underline-width="auto" style:text-underline-color="font-color" fo:font-weight="normal" officeooo:rsid="00bcd2b5" officeooo:paragraph-rsid="00bcd2b5" style:font-size-asian="12.25pt" style:font-style-asian="normal" style:font-weight-asian="normal" style:font-size-complex="14pt" style:font-style-complex="normal" style:font-weight-complex="normal"/>
    </style:style>
    <style:style style:name="P175" style:family="paragraph" style:parent-style-name="Standard" style:list-style-name="L11">
      <style:paragraph-properties fo:text-align="justify" style:justify-single-word="false"/>
      <style:text-properties fo:font-size="14pt" fo:font-style="italic" style:text-underline-style="solid" style:text-underline-width="auto" style:text-underline-color="font-color" fo:font-weight="bold" officeooo:rsid="005cd4a4" officeooo:paragraph-rsid="005cd4a4" style:font-size-asian="12.25pt" style:font-style-asian="italic" style:font-weight-asian="bold" style:font-size-complex="14pt" style:font-style-complex="italic" style:font-weight-complex="bold"/>
    </style:style>
    <style:style style:name="P176" style:family="paragraph" style:parent-style-name="Standard">
      <style:paragraph-properties fo:text-align="start" style:justify-single-word="false"/>
      <style:text-properties fo:font-size="14pt" fo:font-style="italic" style:text-underline-style="solid" style:text-underline-width="auto" style:text-underline-color="font-color" fo:font-weight="normal" officeooo:rsid="00854c6c" officeooo:paragraph-rsid="00854c6c" style:font-size-asian="12.25pt" style:font-style-asian="italic" style:font-weight-asian="normal" style:font-size-complex="14pt" style:font-style-complex="italic" style:font-weight-complex="normal"/>
    </style:style>
    <style:style style:name="P177" style:family="paragraph" style:parent-style-name="Standard">
      <style:paragraph-properties fo:text-align="justify" style:justify-single-word="false"/>
      <style:text-properties fo:font-size="14pt" fo:font-style="italic" style:text-underline-style="solid" style:text-underline-width="auto" style:text-underline-color="font-color" fo:font-weight="normal" officeooo:rsid="0094d075" officeooo:paragraph-rsid="0094d075" style:font-size-asian="12.25pt" style:font-style-asian="italic" style:font-weight-asian="normal" style:font-size-complex="14pt" style:font-style-complex="italic" style:font-weight-complex="normal"/>
    </style:style>
    <style:style style:name="P178" style:family="paragraph" style:parent-style-name="Standard" style:list-style-name="L19">
      <style:paragraph-properties fo:text-align="justify" style:justify-single-word="false"/>
      <style:text-properties fo:font-size="14pt" fo:font-style="italic" style:text-underline-style="solid" style:text-underline-width="auto" style:text-underline-color="font-color" fo:font-weight="normal" officeooo:rsid="00a7edd1" officeooo:paragraph-rsid="00a7edd1" style:font-size-asian="12.25pt" style:font-style-asian="italic" style:font-weight-asian="normal" style:font-size-complex="14pt" style:font-style-complex="italic" style:font-weight-complex="normal"/>
    </style:style>
    <style:style style:name="P179" style:family="paragraph" style:parent-style-name="Standard">
      <style:paragraph-properties fo:text-align="justify" style:justify-single-word="false"/>
      <style:text-properties fo:font-size="14pt" fo:font-style="italic" style:text-underline-style="solid" style:text-underline-width="auto" style:text-underline-color="font-color" officeooo:paragraph-rsid="0094d075" style:font-size-asian="14pt" style:font-style-asian="italic" style:font-size-complex="14pt" style:font-style-complex="italic"/>
    </style:style>
    <style:style style:name="P180" style:family="paragraph" style:parent-style-name="Standard" style:list-style-name="L11">
      <style:paragraph-properties fo:text-align="justify" style:justify-single-word="false"/>
      <style:text-properties fo:font-size="14pt" fo:font-style="italic" style:text-underline-style="none" fo:font-weight="normal" officeooo:rsid="005eadb5" officeooo:paragraph-rsid="00605791" style:font-size-asian="12.25pt" style:font-style-asian="italic" style:font-weight-asian="normal" style:font-size-complex="14pt" style:font-style-complex="italic" style:font-weight-complex="normal"/>
    </style:style>
    <style:style style:name="P181" style:family="paragraph" style:parent-style-name="Standard" style:list-style-name="L11">
      <style:paragraph-properties fo:text-align="justify" style:justify-single-word="false"/>
      <style:text-properties fo:font-size="14pt" fo:font-style="italic" style:text-underline-style="none" fo:font-weight="normal" officeooo:rsid="00623e3b" officeooo:paragraph-rsid="00623e3b" style:font-size-asian="12.25pt" style:font-style-asian="italic" style:font-weight-asian="normal" style:font-size-complex="14pt" style:font-style-complex="italic" style:font-weight-complex="normal"/>
    </style:style>
    <style:style style:name="P182" style:family="paragraph" style:parent-style-name="Standard" style:list-style-name="L11">
      <style:paragraph-properties fo:text-align="justify" style:justify-single-word="false"/>
      <style:text-properties fo:font-size="14pt" fo:font-style="italic" style:text-underline-style="none" fo:font-weight="normal" officeooo:rsid="0062be72" officeooo:paragraph-rsid="0062be72" style:font-size-asian="12.25pt" style:font-style-asian="italic" style:font-weight-asian="normal" style:font-size-complex="14pt" style:font-style-complex="italic" style:font-weight-complex="normal"/>
    </style:style>
    <style:style style:name="P183" style:family="paragraph" style:parent-style-name="Standard" style:list-style-name="L11">
      <style:paragraph-properties fo:text-align="justify" style:justify-single-word="false"/>
      <style:text-properties fo:font-size="14pt" fo:font-style="italic" style:text-underline-style="none" fo:font-weight="normal" officeooo:rsid="0064227c" officeooo:paragraph-rsid="0064227c" style:font-size-asian="12.25pt" style:font-style-asian="italic" style:font-weight-asian="normal" style:font-size-complex="14pt" style:font-style-complex="italic" style:font-weight-complex="normal"/>
    </style:style>
    <style:style style:name="P184" style:family="paragraph" style:parent-style-name="Standard" style:list-style-name="L11">
      <style:paragraph-properties fo:text-align="justify" style:justify-single-word="false"/>
      <style:text-properties fo:font-size="14pt" fo:font-style="italic" style:text-underline-style="none" fo:font-weight="normal" officeooo:rsid="00661a76" officeooo:paragraph-rsid="00661a76" style:font-size-asian="12.25pt" style:font-style-asian="italic" style:font-weight-asian="normal" style:font-size-complex="14pt" style:font-style-complex="italic" style:font-weight-complex="normal"/>
    </style:style>
    <style:style style:name="P185" style:family="paragraph" style:parent-style-name="Standard" style:list-style-name="L12">
      <style:paragraph-properties fo:text-align="justify" style:justify-single-word="false"/>
      <style:text-properties fo:font-size="14pt" fo:font-style="italic" style:text-underline-style="none" fo:font-weight="normal" officeooo:rsid="00680300" officeooo:paragraph-rsid="00680300" style:font-size-asian="12.25pt" style:font-style-asian="italic" style:font-weight-asian="normal" style:font-size-complex="14pt" style:font-style-complex="italic" style:font-weight-complex="normal"/>
    </style:style>
    <style:style style:name="P186" style:family="paragraph" style:parent-style-name="Standard">
      <style:paragraph-properties fo:text-align="justify" style:justify-single-word="false"/>
      <style:text-properties fo:font-size="14pt" fo:font-style="italic" style:text-underline-style="none" fo:font-weight="normal" officeooo:rsid="008e2ae2" officeooo:paragraph-rsid="008e2ae2" style:font-size-asian="12.25pt" style:font-style-asian="italic" style:font-weight-asian="normal" style:font-size-complex="14pt" style:font-style-complex="italic" style:font-weight-complex="normal"/>
    </style:style>
    <style:style style:name="P187" style:family="paragraph" style:parent-style-name="Standard">
      <style:paragraph-properties fo:text-align="justify" style:justify-single-word="false"/>
      <style:text-properties fo:font-size="14pt" fo:font-style="italic" style:text-underline-style="none" fo:font-weight="normal" officeooo:rsid="009357e5" officeooo:paragraph-rsid="009357e5" style:font-size-asian="12.25pt" style:font-style-asian="italic" style:font-weight-asian="normal" style:font-size-complex="14pt" style:font-style-complex="italic" style:font-weight-complex="normal"/>
    </style:style>
    <style:style style:name="P188" style:family="paragraph" style:parent-style-name="Standard">
      <style:paragraph-properties fo:text-align="justify" style:justify-single-word="false"/>
      <style:text-properties fo:font-size="14pt" fo:font-style="italic" style:text-underline-style="none" fo:font-weight="normal" officeooo:rsid="00953ce5" officeooo:paragraph-rsid="0094d075" style:font-size-asian="12.25pt" style:font-style-asian="italic" style:font-weight-asian="normal" style:font-size-complex="14pt" style:font-style-complex="italic" style:font-weight-complex="normal"/>
    </style:style>
    <style:style style:name="P189" style:family="paragraph" style:parent-style-name="Standard">
      <style:paragraph-properties fo:text-align="justify" style:justify-single-word="false"/>
      <style:text-properties fo:font-size="14pt" fo:font-style="italic" style:text-underline-style="none" fo:font-weight="normal" officeooo:rsid="0094d075" officeooo:paragraph-rsid="009e3d68" style:font-size-asian="12.25pt" style:font-style-asian="italic" style:font-weight-asian="normal" style:font-size-complex="14pt" style:font-style-complex="italic" style:font-weight-complex="normal"/>
    </style:style>
    <style:style style:name="P190" style:family="paragraph" style:parent-style-name="Standard" style:list-style-name="L16">
      <style:paragraph-properties fo:text-align="justify" style:justify-single-word="false"/>
      <style:text-properties fo:font-size="14pt" fo:font-style="italic" style:text-underline-style="none" fo:font-weight="normal" officeooo:rsid="009e3d68" officeooo:paragraph-rsid="009e3d68" style:font-size-asian="12.25pt" style:font-style-asian="italic" style:font-weight-asian="normal" style:font-size-complex="14pt" style:font-style-complex="italic" style:font-weight-complex="normal"/>
    </style:style>
    <style:style style:name="P191" style:family="paragraph" style:parent-style-name="Standard" style:list-style-name="L16">
      <style:paragraph-properties fo:text-align="justify" style:justify-single-word="false"/>
      <style:text-properties fo:font-size="14pt" fo:font-style="italic" style:text-underline-style="none" fo:font-weight="normal" officeooo:rsid="009e3d68" officeooo:paragraph-rsid="009f30ca" style:font-size-asian="12.25pt" style:font-style-asian="italic" style:font-weight-asian="normal" style:font-size-complex="14pt" style:font-style-complex="italic" style:font-weight-complex="normal"/>
    </style:style>
    <style:style style:name="P192" style:family="paragraph" style:parent-style-name="Standard" style:list-style-name="L16">
      <style:paragraph-properties fo:text-align="justify" style:justify-single-word="false"/>
      <style:text-properties fo:font-size="14pt" fo:font-style="italic" style:text-underline-style="none" fo:font-weight="normal" officeooo:rsid="009f30ca" officeooo:paragraph-rsid="009fa4c7" style:font-size-asian="12.25pt" style:font-style-asian="italic" style:font-weight-asian="normal" style:font-size-complex="14pt" style:font-style-complex="italic" style:font-weight-complex="normal"/>
    </style:style>
    <style:style style:name="P193" style:family="paragraph" style:parent-style-name="Standard" style:list-style-name="L16">
      <style:paragraph-properties fo:text-align="justify" style:justify-single-word="false"/>
      <style:text-properties fo:font-size="14pt" fo:font-style="italic" style:text-underline-style="none" fo:font-weight="normal" officeooo:rsid="009f30ca" officeooo:paragraph-rsid="009f30ca" style:font-size-asian="12.25pt" style:font-style-asian="italic" style:font-weight-asian="normal" style:font-size-complex="14pt" style:font-style-complex="italic" style:font-weight-complex="normal"/>
    </style:style>
    <style:style style:name="P194" style:family="paragraph" style:parent-style-name="Standard" style:list-style-name="L16">
      <style:paragraph-properties fo:text-align="justify" style:justify-single-word="false"/>
      <style:text-properties fo:font-size="14pt" fo:font-style="italic" style:text-underline-style="none" fo:font-weight="normal" officeooo:rsid="009fa4c7" officeooo:paragraph-rsid="009fa4c7" style:font-size-asian="12.25pt" style:font-style-asian="italic" style:font-weight-asian="normal" style:font-size-complex="14pt" style:font-style-complex="italic" style:font-weight-complex="normal"/>
    </style:style>
    <style:style style:name="P195" style:family="paragraph" style:parent-style-name="Standard" style:list-style-name="L16">
      <style:paragraph-properties fo:text-align="justify" style:justify-single-word="false"/>
      <style:text-properties fo:font-size="14pt" fo:font-style="italic" style:text-underline-style="none" fo:font-weight="normal" officeooo:rsid="009fc774" officeooo:paragraph-rsid="009fc774" style:font-size-asian="12.25pt" style:font-style-asian="italic" style:font-weight-asian="normal" style:font-size-complex="14pt" style:font-style-complex="italic" style:font-weight-complex="normal"/>
    </style:style>
    <style:style style:name="P196" style:family="paragraph" style:parent-style-name="Standard" style:list-style-name="L18">
      <style:paragraph-properties fo:text-align="justify" style:justify-single-word="false"/>
      <style:text-properties fo:font-size="14pt" fo:font-style="italic" style:text-underline-style="none" fo:font-weight="normal" officeooo:rsid="00a43669" officeooo:paragraph-rsid="00a43669" style:font-size-asian="12.25pt" style:font-style-asian="italic" style:font-weight-asian="normal" style:font-size-complex="14pt" style:font-style-complex="italic" style:font-weight-complex="normal"/>
    </style:style>
    <style:style style:name="P197" style:family="paragraph" style:parent-style-name="Standard" style:list-style-name="L19">
      <style:paragraph-properties fo:text-align="justify" style:justify-single-word="false"/>
      <style:text-properties fo:font-size="14pt" fo:font-style="italic" style:text-underline-style="none" fo:font-weight="normal" officeooo:rsid="00a62dce" officeooo:paragraph-rsid="00a62dce" style:font-size-asian="12.25pt" style:font-style-asian="italic" style:font-weight-asian="normal" style:font-size-complex="14pt" style:font-style-complex="italic" style:font-weight-complex="normal"/>
    </style:style>
    <style:style style:name="P198" style:family="paragraph" style:parent-style-name="Standard" style:list-style-name="L19">
      <style:paragraph-properties fo:text-align="justify" style:justify-single-word="false"/>
      <style:text-properties fo:font-size="14pt" fo:font-style="italic" style:text-underline-style="none" fo:font-weight="normal" officeooo:rsid="00a8e7ce" officeooo:paragraph-rsid="00a8e7ce" style:font-size-asian="12.25pt" style:font-style-asian="italic" style:font-weight-asian="normal" style:font-size-complex="14pt" style:font-style-complex="italic" style:font-weight-complex="normal"/>
    </style:style>
    <style:style style:name="P199" style:family="paragraph" style:parent-style-name="Standard">
      <style:paragraph-properties fo:text-align="justify" style:justify-single-word="false"/>
      <style:text-properties fo:font-size="14pt" fo:font-style="italic" style:text-underline-style="none" fo:font-weight="normal" officeooo:rsid="00a8e7ce" officeooo:paragraph-rsid="00a995e3" style:font-size-asian="12.25pt" style:font-style-asian="italic" style:font-weight-asian="normal" style:font-size-complex="14pt" style:font-style-complex="italic" style:font-weight-complex="normal"/>
    </style:style>
    <style:style style:name="P200" style:family="paragraph" style:parent-style-name="Standard">
      <style:paragraph-properties fo:text-align="start" style:justify-single-word="false"/>
      <style:text-properties fo:font-size="14pt" fo:font-style="italic" style:text-underline-style="none" fo:font-weight="normal" officeooo:rsid="00bb4d74" officeooo:paragraph-rsid="00bb4d74" style:font-size-asian="12.25pt" style:font-style-asian="italic" style:font-weight-asian="normal" style:font-size-complex="14pt" style:font-style-complex="italic" style:font-weight-complex="normal"/>
    </style:style>
    <style:style style:name="P201" style:family="paragraph" style:parent-style-name="Standard">
      <style:paragraph-properties fo:text-align="justify" style:justify-single-word="false"/>
      <style:text-properties fo:font-size="14pt" fo:font-style="italic" style:text-underline-style="none" fo:font-weight="normal" officeooo:rsid="00bb4d74" officeooo:paragraph-rsid="00bb4d74" style:font-size-asian="12.25pt" style:font-style-asian="italic" style:font-weight-asian="normal" style:font-size-complex="14pt" style:font-style-complex="italic" style:font-weight-complex="normal"/>
    </style:style>
    <style:style style:name="P202" style:family="paragraph" style:parent-style-name="Standard" style:list-style-name="L17">
      <style:paragraph-properties fo:text-align="justify" style:justify-single-word="false"/>
      <style:text-properties fo:font-size="14pt" fo:font-style="italic" style:text-underline-style="none" fo:font-weight="normal" officeooo:rsid="00a43669" officeooo:paragraph-rsid="00a43669" style:font-size-asian="14pt" style:font-style-asian="italic" style:font-weight-asian="normal" style:font-size-complex="14pt" style:font-style-complex="italic" style:font-weight-complex="normal"/>
    </style:style>
    <style:style style:name="P203" style:family="paragraph" style:parent-style-name="Standard" style:list-style-name="L11">
      <style:paragraph-properties fo:text-align="justify" style:justify-single-word="false"/>
      <style:text-properties fo:font-size="14pt" fo:font-style="italic" style:text-underline-style="none" fo:font-weight="bold" officeooo:rsid="00605791" officeooo:paragraph-rsid="00605791" style:font-size-asian="12.25pt" style:font-style-asian="italic" style:font-weight-asian="bold" style:font-size-complex="14pt" style:font-style-complex="italic" style:font-weight-complex="bold"/>
    </style:style>
    <style:style style:name="P204" style:family="paragraph" style:parent-style-name="Standard" style:list-style-name="L19">
      <style:paragraph-properties fo:text-align="justify" style:justify-single-word="false"/>
      <style:text-properties fo:font-size="14pt" fo:font-style="italic" style:text-underline-style="none" fo:font-weight="bold" officeooo:rsid="00a62dce" officeooo:paragraph-rsid="00a62dce" style:font-size-asian="12.25pt" style:font-style-asian="italic" style:font-weight-asian="bold" style:font-size-complex="14pt" style:font-style-complex="italic" style:font-weight-complex="bold"/>
    </style:style>
    <style:style style:name="P205" style:family="paragraph" style:parent-style-name="Standard" style:list-style-name="L17">
      <style:paragraph-properties fo:text-align="justify" style:justify-single-word="false"/>
      <style:text-properties fo:font-size="14pt" fo:font-style="italic" style:text-underline-style="none" officeooo:rsid="00a37e3c" officeooo:paragraph-rsid="00a37e3c" style:font-size-asian="14pt" style:font-style-asian="italic" style:font-size-complex="14pt" style:font-style-complex="italic"/>
    </style:style>
    <style:style style:name="P206" style:family="paragraph" style:parent-style-name="Standard">
      <style:paragraph-properties fo:text-align="justify" style:justify-single-word="false"/>
      <style:text-properties style:text-underline-style="solid" style:text-underline-width="auto" style:text-underline-color="font-color" fo:font-weight="bold" officeooo:rsid="00c40095" officeooo:paragraph-rsid="00c40095" style:font-weight-asian="bold" style:font-weight-complex="bold"/>
    </style:style>
    <style:style style:name="P207" style:family="paragraph" style:parent-style-name="Standard" style:list-style-name="L16">
      <style:paragraph-properties fo:text-align="justify" style:justify-single-word="false"/>
      <style:text-properties fo:font-style="italic" officeooo:rsid="009fc774" officeooo:paragraph-rsid="009fc774" style:font-style-asian="italic" style:font-style-complex="italic"/>
    </style:style>
    <style:style style:name="P208" style:family="paragraph" style:parent-style-name="Standard" style:list-style-name="L16">
      <style:paragraph-properties fo:text-align="justify" style:justify-single-word="false"/>
      <style:text-properties officeooo:rsid="00a1aadb" officeooo:paragraph-rsid="00a1aadb"/>
    </style:style>
    <style:style style:name="P209" style:family="paragraph" style:parent-style-name="Standard" style:list-style-name="L17">
      <style:paragraph-properties fo:text-align="justify" style:justify-single-word="false"/>
      <style:text-properties fo:font-weight="bold" officeooo:paragraph-rsid="00a37e3c" style:font-weight-asian="bold" style:font-weight-complex="bold"/>
    </style:style>
    <style:style style:name="P210" style:family="paragraph" style:parent-style-name="Standard" style:list-style-name="L17">
      <style:paragraph-properties fo:text-align="justify" style:justify-single-word="false"/>
      <style:text-properties fo:font-weight="bold" officeooo:rsid="00a37e3c" officeooo:paragraph-rsid="00a37e3c" style:font-weight-asian="bold" style:font-weight-complex="bold"/>
    </style:style>
    <style:style style:name="P211" style:family="paragraph" style:parent-style-name="Standard">
      <style:paragraph-properties fo:text-align="end" style:justify-single-word="false"/>
      <style:text-properties fo:font-size="11pt" fo:font-style="italic" style:text-underline-style="none" fo:font-weight="normal" officeooo:rsid="00bb4d74" officeooo:paragraph-rsid="00bb4d74" style:font-size-asian="11pt" style:font-style-asian="italic" style:font-weight-asian="normal" style:font-size-complex="11pt" style:font-style-complex="italic" style:font-weight-complex="normal"/>
    </style:style>
    <style:style style:name="P212" style:family="paragraph" style:parent-style-name="Standard">
      <style:paragraph-properties fo:text-align="justify" style:justify-single-word="false"/>
      <style:text-properties fo:font-size="11pt" fo:font-style="italic" style:text-underline-style="none" fo:font-weight="normal" officeooo:rsid="00bb4d74" officeooo:paragraph-rsid="00bb4d74" style:font-size-asian="11pt" style:font-style-asian="italic" style:font-weight-asian="normal" style:font-size-complex="11pt" style:font-style-complex="italic" style:font-weight-complex="normal"/>
    </style:style>
    <style:style style:name="P213" style:family="paragraph" style:parent-style-name="Standard">
      <style:paragraph-properties fo:text-align="justify" style:justify-single-word="false"/>
      <style:text-properties fo:font-size="11pt" fo:font-style="normal" style:text-underline-style="none" fo:font-weight="normal" officeooo:rsid="00bb4d74" officeooo:paragraph-rsid="00bb4d74" style:font-size-asian="11pt" style:font-style-asian="normal" style:font-weight-asian="normal" style:font-size-complex="11pt" style:font-style-complex="normal" style:font-weight-complex="normal"/>
    </style:style>
    <style:style style:name="P214" style:family="paragraph" style:parent-style-name="Standard">
      <style:paragraph-properties fo:text-align="justify" style:justify-single-word="false"/>
      <style:text-properties officeooo:rsid="00bd0d33" officeooo:paragraph-rsid="00bd0d33"/>
    </style:style>
    <style:style style:name="P215" style:family="paragraph" style:parent-style-name="Standard">
      <style:paragraph-properties fo:text-align="justify" style:justify-single-word="false"/>
      <style:text-properties officeooo:rsid="00c0a2f9" officeooo:paragraph-rsid="00c0a2f9"/>
    </style:style>
    <style:style style:name="P216" style:family="paragraph" style:parent-style-name="Standard">
      <style:paragraph-properties fo:text-align="justify" style:justify-single-word="false"/>
      <style:text-properties officeooo:rsid="00c0d203" officeooo:paragraph-rsid="00c0d203"/>
    </style:style>
    <style:style style:name="P217" style:family="paragraph" style:parent-style-name="Standard" style:list-style-name="L27">
      <style:paragraph-properties fo:text-align="justify" style:justify-single-word="false"/>
      <style:text-properties officeooo:rsid="00c0d203" officeooo:paragraph-rsid="00c0d203"/>
    </style:style>
    <style:style style:name="P218" style:family="paragraph" style:parent-style-name="Standard">
      <style:paragraph-properties fo:text-align="justify" style:justify-single-word="false"/>
      <style:text-properties officeooo:rsid="00c2d60d" officeooo:paragraph-rsid="00c2d60d"/>
    </style:style>
    <style:style style:name="P219" style:family="paragraph" style:parent-style-name="Standard" style:list-style-name="L1">
      <style:paragraph-properties fo:text-align="justify" style:justify-single-word="false" fo:break-before="page"/>
      <style:text-properties fo:font-size="14pt" style:text-underline-style="solid" style:text-underline-width="auto" style:text-underline-color="font-color" fo:font-weight="normal" officeooo:rsid="00297d4c" officeooo:paragraph-rsid="00297d4c" style:font-size-asian="12.25pt" style:font-weight-asian="normal" style:font-size-complex="14pt" style:font-weight-complex="normal"/>
    </style:style>
    <style:style style:name="P220" style:family="paragraph" style:parent-style-name="Standard" style:list-style-name="L11">
      <style:paragraph-properties fo:text-align="justify" style:justify-single-word="false" fo:break-before="page"/>
      <style:text-properties fo:font-size="14pt" fo:font-style="normal" style:text-underline-style="solid" style:text-underline-width="auto" style:text-underline-color="font-color" fo:font-weight="normal" officeooo:rsid="005cd4a4" officeooo:paragraph-rsid="005cd4a4" style:font-size-asian="12.25pt" style:font-style-asian="normal" style:font-weight-asian="normal" style:font-size-complex="14pt" style:font-style-complex="normal" style:font-weight-complex="normal"/>
    </style:style>
    <style:style style:name="P221" style:family="paragraph" style:parent-style-name="Standard">
      <style:paragraph-properties fo:text-align="justify" style:justify-single-word="false" fo:break-before="page"/>
      <style:text-properties fo:font-size="14pt" fo:font-style="italic" style:text-underline-style="solid" style:text-underline-width="auto" style:text-underline-color="font-color" fo:font-weight="normal" officeooo:rsid="0094d075" officeooo:paragraph-rsid="009e3d68" style:font-size-asian="12.25pt" style:font-style-asian="italic" style:font-weight-asian="normal" style:font-size-complex="14pt" style:font-style-complex="italic" style:font-weight-complex="normal"/>
    </style:style>
    <style:style style:name="P222" style:family="paragraph" style:parent-style-name="Standard">
      <style:paragraph-properties fo:text-align="start" style:justify-single-word="false" fo:break-before="page"/>
      <style:text-properties fo:font-size="14pt" fo:font-style="italic" style:text-underline-style="none" fo:font-weight="normal" officeooo:rsid="00bb4d74" officeooo:paragraph-rsid="00bb4d74" style:font-size-asian="12.25pt" style:font-style-asian="italic" style:font-weight-asian="normal" style:font-size-complex="14pt" style:font-style-complex="italic" style:font-weight-complex="normal"/>
    </style:style>
    <style:style style:name="P223" style:family="paragraph" style:parent-style-name="Standard">
      <style:paragraph-properties fo:text-align="justify" style:justify-single-word="false" fo:break-before="page"/>
      <style:text-properties style:text-underline-style="none" fo:font-weight="bold" officeooo:rsid="00c184b3" officeooo:paragraph-rsid="00c184b3" style:font-weight-asian="bold" style:font-weight-complex="bold"/>
    </style:style>
    <style:style style:name="P224" style:family="paragraph" style:parent-style-name="Standard">
      <style:paragraph-properties fo:text-align="justify" style:justify-single-word="false" fo:break-before="page"/>
      <style:text-properties style:text-underline-style="none" fo:font-weight="normal" officeooo:rsid="00c63727" officeooo:paragraph-rsid="00c63727" style:font-weight-asian="normal" style:font-weight-complex="normal"/>
    </style:style>
    <style:style style:name="P225" style:family="paragraph">
      <style:paragraph-properties fo:text-align="center"/>
    </style:style>
    <style:style style:name="P226" style:family="paragraph">
      <style:paragraph-properties fo:text-align="center" style:writing-mode="lr-tb"/>
    </style:style>
    <style:style style:name="T1" style:family="text">
      <style:text-properties officeooo:rsid="00217ad8"/>
    </style:style>
    <style:style style:name="T2" style:family="text">
      <style:text-properties officeooo:rsid="00236ef4"/>
    </style:style>
    <style:style style:name="T3" style:family="text">
      <style:text-properties officeooo:rsid="002ca998"/>
    </style:style>
    <style:style style:name="T4" style:family="text">
      <style:text-properties officeooo:rsid="002f1c44"/>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30043f"/>
    </style:style>
    <style:style style:name="T7" style:family="text">
      <style:text-properties style:text-underline-style="solid" style:text-underline-width="auto" style:text-underline-color="font-color" officeooo:rsid="0031788f"/>
    </style:style>
    <style:style style:name="T8" style:family="text">
      <style:text-properties officeooo:rsid="00351063"/>
    </style:style>
    <style:style style:name="T9" style:family="text">
      <style:text-properties officeooo:rsid="003608d1"/>
    </style:style>
    <style:style style:name="T10" style:family="text">
      <style:text-properties officeooo:rsid="0036da35"/>
    </style:style>
    <style:style style:name="T11" style:family="text">
      <style:text-properties officeooo:rsid="00389c34"/>
    </style:style>
    <style:style style:name="T1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392c16" style:font-size-asian="12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03bb480" style:font-size-asian="12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50d91f" style:font-size-asian="10.5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578a77" style:font-size-asian="10.5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normal" officeooo:rsid="00587f97" style:font-size-asian="10.5pt" style:font-style-asian="normal" style:font-weight-asian="normal" style:font-size-complex="12pt" style:font-style-complex="normal" style:font-weight-complex="normal"/>
    </style:style>
    <style:style style:name="T19" style:family="text">
      <style:text-properties fo:font-size="12pt" fo:font-style="normal" style:text-underline-style="none" fo:font-weight="normal" officeooo:rsid="005cd4a4" style:font-size-asian="10.5pt" style:font-style-asian="normal" style:font-weight-asian="normal" style:font-size-complex="12pt" style:font-style-complex="normal" style:font-weight-complex="normal"/>
    </style:style>
    <style:style style:name="T20" style:family="text">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T21" style:family="text">
      <style:text-properties fo:font-size="12pt" style:text-underline-style="none" fo:font-weight="normal" style:font-size-asian="10.5pt" style:font-weight-asian="normal" style:font-size-complex="12pt" style:font-weight-complex="normal"/>
    </style:style>
    <style:style style:name="T22" style:family="text">
      <style:text-properties fo:font-size="12pt" style:text-underline-style="none" fo:font-weight="normal" officeooo:rsid="0042cba7" style:font-size-asian="10.5pt" style:font-weight-asian="normal" style:font-size-complex="12pt" style:font-weight-complex="normal"/>
    </style:style>
    <style:style style:name="T23" style:family="text">
      <style:text-properties fo:font-size="12pt" style:text-underline-style="none" fo:font-weight="normal" officeooo:rsid="004494fd" style:font-size-asian="10.5pt" style:font-weight-asian="normal" style:font-size-complex="12pt" style:font-weight-complex="normal"/>
    </style:style>
    <style:style style:name="T24" style:family="text">
      <style:text-properties fo:font-size="12pt" style:text-underline-style="none" fo:font-weight="normal" officeooo:rsid="0047ebfc" style:font-size-asian="10.5pt" style:font-weight-asian="normal" style:font-size-complex="12pt" style:font-weight-complex="normal"/>
    </style:style>
    <style:style style:name="T25" style:family="text">
      <style:text-properties fo:font-size="12pt" style:text-underline-style="none" fo:font-weight="normal" officeooo:rsid="005a51be" style:font-size-asian="10.5pt" style:font-weight-asian="normal" style:font-size-complex="12pt" style:font-weight-complex="normal"/>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fo:font-weight="bold" style:font-weight-asian="bold" style:font-weight-complex="bold"/>
    </style:style>
    <style:style style:name="T28" style:family="text">
      <style:text-properties officeooo:rsid="00452903"/>
    </style:style>
    <style:style style:name="T29" style:family="text">
      <style:text-properties officeooo:rsid="004650bf"/>
    </style:style>
    <style:style style:name="T30" style:family="text">
      <style:text-properties fo:font-style="italic" style:font-style-asian="italic" style:font-style-complex="italic"/>
    </style:style>
    <style:style style:name="T31" style:family="text">
      <style:text-properties fo:font-style="italic" officeooo:rsid="00953ce5"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4ec38a" style:font-style-asian="italic" style:font-weight-asian="bold" style:font-style-complex="italic" style:font-weight-complex="bold"/>
    </style:style>
    <style:style style:name="T34" style:family="text">
      <style:text-properties fo:font-style="italic" fo:font-weight="bold" officeooo:rsid="004f71aa" style:font-style-asian="italic" style:font-weight-asian="bold" style:font-style-complex="italic" style:font-weight-complex="bold"/>
    </style:style>
    <style:style style:name="T35" style:family="text">
      <style:text-properties fo:font-style="italic" style:text-underline-style="none" style:font-style-asian="italic" style:font-style-complex="italic"/>
    </style:style>
    <style:style style:name="T36" style:family="text">
      <style:text-properties fo:font-style="italic" style:text-underline-style="solid" style:text-underline-width="auto" style:text-underline-color="font-color" style:font-style-asian="italic" style:font-style-complex="italic"/>
    </style:style>
    <style:style style:name="T37" style:family="text">
      <style:text-properties fo:font-style="italic" style:text-underline-style="solid" style:text-underline-width="auto" style:text-underline-color="font-color" officeooo:rsid="00a43669" style:font-style-asian="italic" style:font-style-complex="italic"/>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54ea82" style:font-style-asian="normal" style:font-weight-asian="normal" style:font-style-complex="normal" style:font-weight-complex="normal"/>
    </style:style>
    <style:style style:name="T40" style:family="text">
      <style:text-properties fo:font-style="normal" fo:font-weight="normal" officeooo:rsid="0058689d" style:font-style-asian="normal" style:font-weight-asian="normal" style:font-style-complex="normal" style:font-weight-complex="normal"/>
    </style:style>
    <style:style style:name="T41" style:family="text">
      <style:text-properties fo:font-style="normal" style:font-style-asian="normal" style:font-style-complex="normal"/>
    </style:style>
    <style:style style:name="T42" style:family="text">
      <style:text-properties fo:font-style="normal" officeooo:rsid="00605791" style:font-style-asian="normal" style:font-style-complex="normal"/>
    </style:style>
    <style:style style:name="T43" style:family="text">
      <style:text-properties fo:font-style="normal" officeooo:rsid="00623e3b" style:font-style-asian="normal" style:font-style-complex="normal"/>
    </style:style>
    <style:style style:name="T44" style:family="text">
      <style:text-properties fo:font-style="normal" officeooo:rsid="0064f51d" style:font-style-asian="normal" style:font-style-complex="normal"/>
    </style:style>
    <style:style style:name="T45" style:family="text">
      <style:text-properties fo:font-style="normal" officeooo:rsid="00661a76" style:font-style-asian="normal" style:font-style-complex="normal"/>
    </style:style>
    <style:style style:name="T46" style:family="text">
      <style:text-properties fo:font-style="normal" officeooo:rsid="00680300" style:font-style-asian="normal" style:font-style-complex="normal"/>
    </style:style>
    <style:style style:name="T47" style:family="text">
      <style:text-properties fo:font-style="normal" officeooo:rsid="006920db" style:font-style-asian="normal"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weight="normal" style:font-weight-asian="normal" style:font-weight-complex="normal"/>
    </style:style>
    <style:style style:name="T50" style:family="text">
      <style:text-properties fo:font-weight="normal" officeooo:rsid="00712eb3" style:font-weight-asian="normal" style:font-weight-complex="normal"/>
    </style:style>
    <style:style style:name="T51" style:family="text">
      <style:text-properties fo:font-weight="normal" officeooo:rsid="00787e90" style:font-weight-asian="normal" style:font-weight-complex="normal"/>
    </style:style>
    <style:style style:name="T52" style:family="text">
      <style:text-properties fo:font-weight="normal" officeooo:rsid="0078fcb8" style:font-weight-asian="normal" style:font-weight-complex="normal"/>
    </style:style>
    <style:style style:name="T53" style:family="text">
      <style:text-properties officeooo:rsid="006b8892"/>
    </style:style>
    <style:style style:name="T54" style:family="text">
      <style:text-properties officeooo:rsid="006d00be"/>
    </style:style>
    <style:style style:name="T55" style:family="text">
      <style:text-properties officeooo:rsid="006eb275"/>
    </style:style>
    <style:style style:name="T56" style:family="text">
      <style:text-properties style:text-underline-style="none"/>
    </style:style>
    <style:style style:name="T57" style:family="text">
      <style:text-properties style:text-underline-style="none" fo:font-weight="normal" style:font-weight-asian="normal" style:font-weight-complex="normal"/>
    </style:style>
    <style:style style:name="T58" style:family="text">
      <style:text-properties style:text-underline-style="none" fo:font-weight="normal" officeooo:rsid="007d18fd" style:font-weight-asian="normal" style:font-weight-complex="normal"/>
    </style:style>
    <style:style style:name="T59" style:family="text">
      <style:text-properties style:text-underline-style="none" officeooo:rsid="0081e49d"/>
    </style:style>
    <style:style style:name="T60" style:family="text">
      <style:text-properties style:text-position="super 58%"/>
    </style:style>
    <style:style style:name="T61" style:family="text">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T62" style:family="text">
      <style:text-properties fo:font-size="14pt" fo:font-style="normal" style:text-underline-style="none" fo:font-weight="normal" officeooo:rsid="008712a2" style:font-size-asian="12.25pt" style:font-style-asian="normal" style:font-weight-asian="normal" style:font-size-complex="14pt" style:font-style-complex="normal" style:font-weight-complex="normal"/>
    </style:style>
    <style:style style:name="T63" style:family="text">
      <style:text-properties fo:font-size="14pt" fo:font-style="normal" style:text-underline-style="none" fo:font-weight="normal" officeooo:rsid="00871da8" style:font-size-asian="12.25pt" style:font-style-asian="normal" style:font-weight-asian="normal" style:font-size-complex="14pt" style:font-style-complex="normal" style:font-weight-complex="normal"/>
    </style:style>
    <style:style style:name="T64" style:family="text">
      <style:text-properties fo:font-size="14pt" fo:font-style="normal" style:text-underline-style="none" fo:font-weight="normal" officeooo:rsid="00a62dce" style:font-size-asian="12.25pt" style:font-style-asian="normal" style:font-weight-asian="normal" style:font-size-complex="14pt" style:font-style-complex="normal" style:font-weight-complex="normal"/>
    </style:style>
    <style:style style:name="T65" style:family="text">
      <style:text-properties fo:font-size="14pt" fo:font-style="normal" style:text-underline-style="none" fo:font-weight="normal" officeooo:rsid="00a8e7ce" style:font-size-asian="12.25pt" style:font-style-asian="normal" style:font-weight-asian="normal" style:font-size-complex="14pt" style:font-style-complex="normal" style:font-weight-complex="normal"/>
    </style:style>
    <style:style style:name="T66" style:family="text">
      <style:text-properties fo:font-size="14pt" fo:font-style="normal" style:text-underline-style="none" fo:font-weight="normal" officeooo:rsid="00b39720" style:font-size-asian="12.25pt" style:font-style-asian="normal" style:font-weight-asian="normal" style:font-size-complex="14pt" style:font-style-complex="normal" style:font-weight-complex="normal"/>
    </style:style>
    <style:style style:name="T67" style:family="text">
      <style:text-properties fo:font-size="14pt" fo:font-style="normal" style:text-underline-style="none" fo:font-weight="normal" officeooo:rsid="00b4f88d" style:font-size-asian="12.25pt" style:font-style-asian="normal" style:font-weight-asian="normal" style:font-size-complex="14pt" style:font-style-complex="normal" style:font-weight-complex="normal"/>
    </style:style>
    <style:style style:name="T68" style:family="text">
      <style:text-properties fo:font-size="14pt" fo:font-style="normal" style:text-underline-style="none" fo:font-weight="normal" officeooo:rsid="00b4ff76" style:font-size-asian="12.25pt" style:font-style-asian="normal" style:font-weight-asian="normal" style:font-size-complex="14pt" style:font-style-complex="normal" style:font-weight-complex="normal"/>
    </style:style>
    <style:style style:name="T69" style:family="text">
      <style:text-properties fo:font-size="14pt" fo:font-style="normal" style:text-underline-style="none" fo:font-weight="normal" officeooo:rsid="00bd0d33" style:font-size-asian="12.25pt" style:font-style-asian="normal" style:font-weight-asian="normal" style:font-size-complex="14pt" style:font-style-complex="normal" style:font-weight-complex="normal"/>
    </style:style>
    <style:style style:name="T70" style:family="text">
      <style:text-properties fo:font-size="14pt" fo:font-style="normal" style:text-underline-style="none" fo:font-weight="normal" officeooo:rsid="00be4a03" style:font-size-asian="12.25pt" style:font-style-asian="normal" style:font-weight-asian="normal" style:font-size-complex="14pt" style:font-style-complex="normal" style:font-weight-complex="normal"/>
    </style:style>
    <style:style style:name="T71" style:family="text">
      <style:text-properties fo:font-size="14pt" fo:font-style="normal" style:text-underline-style="none" fo:font-weight="normal" officeooo:rsid="00c2d60d" style:font-size-asian="12.25pt" style:font-style-asian="normal" style:font-weight-asian="normal" style:font-size-complex="14pt" style:font-style-complex="normal" style:font-weight-complex="normal"/>
    </style:style>
    <style:style style:name="T72" style:family="text">
      <style:text-properties fo:font-size="14pt"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T73" style:family="text">
      <style:text-properties fo:font-size="14pt" fo:font-style="normal" style:text-underline-style="solid" style:text-underline-width="auto" style:text-underline-color="font-color" fo:font-weight="bold" officeooo:rsid="00c40095" style:font-size-asian="12.25pt" style:font-style-asian="normal" style:font-weight-asian="bold" style:font-size-complex="14pt" style:font-style-complex="normal" style:font-weight-complex="bold"/>
    </style:style>
    <style:style style:name="T74" style:family="text">
      <style:text-properties fo:font-size="14pt" fo:font-style="normal" style:text-underline-style="solid" style:text-underline-width="auto" style:text-underline-color="font-color" style:font-size-asian="12.25pt" style:font-style-asian="normal" style:font-size-complex="14pt" style:font-style-complex="normal"/>
    </style:style>
    <style:style style:name="T75" style:family="text">
      <style:text-properties fo:font-size="14pt" fo:font-style="normal" fo:font-weight="normal" officeooo:rsid="00c2d60d" style:font-size-asian="12.25pt" style:font-style-asian="normal" style:font-weight-asian="normal" style:font-size-complex="14pt" style:font-style-complex="normal" style:font-weight-complex="normal"/>
    </style:style>
    <style:style style:name="T76" style:family="text">
      <style:text-properties fo:font-size="14pt" fo:font-style="normal" style:font-size-asian="12.25pt" style:font-style-asian="normal" style:font-size-complex="14pt" style:font-style-complex="normal"/>
    </style:style>
    <style:style style:name="T77" style:family="text">
      <style:text-properties fo:font-size="14pt" fo:font-style="normal" officeooo:rsid="00c5fafb" style:font-size-asian="12.25pt" style:font-style-asian="normal" style:font-size-complex="14pt" style:font-style-complex="normal"/>
    </style:style>
    <style:style style:name="T78" style:family="text">
      <style:text-properties fo:font-size="14pt" fo:font-style="normal" officeooo:rsid="00c63727" style:font-size-asian="12.25pt" style:font-style-asian="normal" style:font-size-complex="14pt" style:font-style-complex="normal"/>
    </style:style>
    <style:style style:name="T79" style:family="text">
      <style:text-properties fo:font-size="14pt" fo:font-style="normal" officeooo:rsid="00c40095" style:font-size-asian="12.25pt" style:font-style-asian="normal" style:font-size-complex="14pt" style:font-style-complex="normal"/>
    </style:style>
    <style:style style:name="T80" style:family="text">
      <style:text-properties fo:font-size="14pt" fo:font-style="normal" fo:font-weight="bold" officeooo:rsid="00c40095" style:font-size-asian="12.25pt" style:font-style-asian="normal" style:font-weight-asian="bold" style:font-size-complex="14pt" style:font-style-complex="normal" style:font-weight-complex="bold"/>
    </style:style>
    <style:style style:name="T81" style:family="text">
      <style:text-properties fo:font-size="14pt" fo:font-style="italic" style:text-underline-style="none" fo:font-weight="normal" style:font-size-asian="12.25pt" style:font-style-asian="italic" style:font-weight-asian="normal" style:font-size-complex="14pt" style:font-style-complex="italic" style:font-weight-complex="normal"/>
    </style:style>
    <style:style style:name="T82" style:family="text">
      <style:text-properties fo:font-size="14pt" fo:font-style="italic" style:text-underline-style="none" fo:font-weight="normal" officeooo:rsid="008bf9d7" style:font-size-asian="12.25pt" style:font-style-asian="italic" style:font-weight-asian="normal" style:font-size-complex="14pt" style:font-style-complex="italic" style:font-weight-complex="normal"/>
    </style:style>
    <style:style style:name="T83" style:family="text">
      <style:text-properties fo:font-size="14pt" fo:font-style="italic" style:text-underline-style="none" fo:font-weight="normal" officeooo:rsid="00891d3d" style:font-size-asian="12.25pt" style:font-style-asian="italic" style:font-weight-asian="normal" style:font-size-complex="14pt" style:font-style-complex="italic" style:font-weight-complex="normal"/>
    </style:style>
    <style:style style:name="T84" style:family="text">
      <style:text-properties fo:font-size="14pt" fo:font-style="italic" style:text-underline-style="none" fo:font-weight="normal" officeooo:rsid="00917bf5" style:font-size-asian="12.25pt" style:font-style-asian="italic" style:font-weight-asian="normal" style:font-size-complex="14pt" style:font-style-complex="italic" style:font-weight-complex="normal"/>
    </style:style>
    <style:style style:name="T85" style:family="text">
      <style:text-properties fo:font-size="14pt" fo:font-style="italic" style:text-underline-style="none" fo:font-weight="normal" officeooo:rsid="0094d075" style:font-size-asian="12.25pt" style:font-style-asian="italic" style:font-weight-asian="normal" style:font-size-complex="14pt" style:font-style-complex="italic" style:font-weight-complex="normal"/>
    </style:style>
    <style:style style:name="T86" style:family="text">
      <style:text-properties fo:font-size="14pt" fo:font-style="italic" style:text-underline-style="none" fo:font-weight="normal" officeooo:rsid="009fc774" style:font-size-asian="12.25pt" style:font-style-asian="italic" style:font-weight-asian="normal" style:font-size-complex="14pt" style:font-style-complex="italic" style:font-weight-complex="normal"/>
    </style:style>
    <style:style style:name="T87" style:family="text">
      <style:text-properties fo:font-size="14pt" fo:font-style="italic" style:text-underline-style="none" fo:font-weight="normal" officeooo:rsid="00a8e7ce" style:font-size-asian="12.25pt" style:font-style-asian="italic" style:font-weight-asian="normal" style:font-size-complex="14pt" style:font-style-complex="italic" style:font-weight-complex="normal"/>
    </style:style>
    <style:style style:name="T88"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89" style:family="text">
      <style:text-properties fo:font-size="14pt" fo:font-style="italic" style:text-underline-style="none" fo:font-weight="normal" officeooo:rsid="00a37e3c" style:font-size-asian="14pt" style:font-style-asian="italic" style:font-weight-asian="normal" style:font-size-complex="14pt" style:font-style-complex="italic" style:font-weight-complex="normal"/>
    </style:style>
    <style:style style:name="T90" style:family="text">
      <style:text-properties fo:font-size="14pt" fo:font-style="italic" style:text-underline-style="none" style:font-size-asian="14pt" style:font-style-asian="italic" style:font-size-complex="14pt" style:font-style-complex="italic"/>
    </style:style>
    <style:style style:name="T91" style:family="text">
      <style:text-properties fo:font-size="14pt" fo:font-style="italic" style:text-underline-style="none" officeooo:rsid="00a37e3c" style:font-size-asian="14pt" style:font-style-asian="italic" style:font-size-complex="14pt" style:font-style-complex="italic"/>
    </style:style>
    <style:style style:name="T92" style:family="text">
      <style:text-properties fo:font-size="14pt" fo:font-style="italic" style:text-underline-style="none" fo:font-weight="bold" officeooo:rsid="00a62dce" style:font-size-asian="12.25pt" style:font-style-asian="italic" style:font-weight-asian="bold" style:font-size-complex="14pt" style:font-style-complex="italic" style:font-weight-complex="bold"/>
    </style:style>
    <style:style style:name="T93" style:family="text">
      <style:text-properties fo:font-size="14pt" fo:font-style="italic" style:text-underline-style="none" fo:font-weight="bold" officeooo:rsid="00a8e7ce" style:font-size-asian="12.25pt" style:font-style-asian="italic" style:font-weight-asian="bold" style:font-size-complex="14pt" style:font-style-complex="italic" style:font-weight-complex="bold"/>
    </style:style>
    <style:style style:name="T94" style:family="text">
      <style:text-properties fo:font-size="14pt" fo:font-style="italic" fo:font-weight="normal" style:font-size-asian="12.25pt" style:font-style-asian="italic" style:font-weight-asian="normal" style:font-size-complex="14pt" style:font-style-complex="italic" style:font-weight-complex="normal"/>
    </style:style>
    <style:style style:name="T95" style:family="text">
      <style:text-properties fo:font-size="14pt" fo:font-style="italic" style:text-underline-style="solid" style:text-underline-width="auto" style:text-underline-color="font-color" fo:font-weight="normal" style:font-size-asian="12.25pt" style:font-style-asian="italic" style:font-weight-asian="normal" style:font-size-complex="14pt" style:font-style-complex="italic" style:font-weight-complex="normal"/>
    </style:style>
    <style:style style:name="T96" style:family="text">
      <style:text-properties fo:font-size="14pt" fo:font-style="italic" style:text-underline-style="solid" style:text-underline-width="auto" style:text-underline-color="font-color" style:font-size-asian="14pt" style:font-style-asian="italic" style:font-size-complex="14pt" style:font-style-complex="italic"/>
    </style:style>
    <style:style style:name="T97" style:family="text">
      <style:text-properties fo:font-size="14pt" fo:font-style="italic" style:text-underline-style="solid" style:text-underline-width="auto" style:text-underline-color="font-color" officeooo:rsid="0094d075" style:font-size-asian="14pt" style:font-style-asian="italic" style:font-size-complex="14pt" style:font-style-complex="italic"/>
    </style:style>
    <style:style style:name="T98" style:family="text">
      <style:text-properties fo:font-size="14pt" style:text-underline-style="none" fo:font-weight="normal" style:font-size-asian="12.25pt" style:font-weight-asian="normal" style:font-size-complex="14pt" style:font-weight-complex="normal"/>
    </style:style>
    <style:style style:name="T99" style:family="text">
      <style:text-properties fo:font-size="14pt" style:text-underline-style="none" fo:font-weight="normal" officeooo:rsid="008e2ae2" style:font-size-asian="12.25pt" style:font-weight-asian="normal" style:font-size-complex="14pt" style:font-weight-complex="normal"/>
    </style:style>
    <style:style style:name="T100" style:family="text">
      <style:text-properties fo:font-size="14pt" style:text-underline-style="none" fo:font-weight="normal" officeooo:rsid="00917bf5" style:font-size-asian="12.25pt" style:font-weight-asian="normal" style:font-size-complex="14pt" style:font-weight-complex="normal"/>
    </style:style>
    <style:style style:name="T101" style:family="text">
      <style:text-properties fo:font-size="14pt" style:text-underline-style="none" fo:font-weight="normal" officeooo:rsid="009e3d68" style:font-size-asian="12.25pt" style:font-weight-asian="normal" style:font-size-complex="14pt" style:font-weight-complex="normal"/>
    </style:style>
    <style:style style:name="T102" style:family="text">
      <style:text-properties fo:font-size="14pt" fo:font-weight="normal" style:font-size-asian="12.25pt" style:font-weight-asian="normal" style:font-size-complex="14pt" style:font-weight-complex="normal"/>
    </style:style>
    <style:style style:name="T103" style:family="text">
      <style:text-properties fo:font-size="14pt" style:font-size-asian="14pt" style:font-size-complex="14pt"/>
    </style:style>
    <style:style style:name="T104" style:family="text">
      <style:text-properties fo:font-size="14pt" style:text-underline-style="solid" style:text-underline-width="auto" style:text-underline-color="font-color" style:font-size-asian="14pt" style:font-size-complex="14pt"/>
    </style:style>
    <style:style style:name="T105" style:family="text">
      <style:text-properties officeooo:rsid="008bf9d7"/>
    </style:style>
    <style:style style:name="T106" style:family="text">
      <style:text-properties officeooo:rsid="0094d075"/>
    </style:style>
    <style:style style:name="T107" style:family="text">
      <style:text-properties officeooo:rsid="00953ce5"/>
    </style:style>
    <style:style style:name="T108" style:family="text">
      <style:text-properties officeooo:rsid="0095d5c1"/>
    </style:style>
    <style:style style:name="T109" style:family="text">
      <style:text-properties officeooo:rsid="009f30ca"/>
    </style:style>
    <style:style style:name="T110" style:family="text">
      <style:text-properties officeooo:rsid="009fa4c7"/>
    </style:style>
    <style:style style:name="T111" style:family="text">
      <style:text-properties officeooo:rsid="00bd0d3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8693in" fo:min-width="0.86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troduction à l’économie</text:p>
      <text:p text:style-name="P64"/>
      <text:p text:style-name="P64"/>
      <text:p text:style-name="P65">Plan :</text:p>
      <text:list xml:id="list2916893432" text:style-name="L1">
        <text:list-item>
          <text:p text:style-name="P86">Chapitre 1 : Intro<text:span text:style-name="T1">ductif</text:span></text:p>
        </text:list-item>
        <text:list-item>
          <text:p text:style-name="P87">Chapitre 2 : <text:span text:style-name="T2">Rareté, rationalité et comportement des acteurs</text:span></text:p>
        </text:list-item>
        <text:list-item>
          <text:p text:style-name="P88">Chapitre 3 : Croissance, niveau de vie et institutions du capitalisme</text:p>
        </text:list-item>
        <text:list-item>
          <text:p text:style-name="P89">Chapitre 4 : Les liens Finance Industrie</text:p>
        </text:list-item>
        <text:list-item>
          <text:p text:style-name="P90">Chapitre 5 : Politiques Publies et questions environnementales</text:p>
          <text:p text:style-name="P219">Chapitre 1 : Introductif</text:p>
        </text:list-item>
      </text:list>
      <text:p text:style-name="P1"/>
      <text:p text:style-name="P3">What does economy mean ?</text:p>
      <text:p text:style-name="P3"/>
      <text:p text:style-name="P7">Il n’y a pas qu’une mais plusieurs définitions</text:p>
      <text:p text:style-name="P5">Décalage de <text:span text:style-name="T3">préoccupations</text:span> selon les zones géographiques </text:p>
      <text:p text:style-name="P5"/>
      <text:p text:style-name="P6">Rôle de la financiarisation dans l’économie</text:p>
      <text:p text:style-name="P6"/>
      <text:p text:style-name="P8"><text:span text:style-name="T6">Économie</text:span><text:span text:style-name="T5"> circulaire</text:span><text:span text:style-name="T7"> </text:span><text:span text:style-name="T5">:</text:span> comment trouver des modèles éco plus respectueux de l’env. / l’utilisat° des ressources…</text:p>
      <text:p text:style-name="P8"><text:tab/><text:span text:style-name="T4">Vise à limiter et ralentir l’épuisement des ressources</text:span></text:p>
      <text:p text:style-name="P8"/>
      <text:p text:style-name="P8"/>
      <text:p text:style-name="P9">Economie Politique :</text:p>
      <text:p text:style-name="P42">permet de décrire les mécanismes économiques, la situation actuelle, <text:span text:style-name="T8">afin de faire des prédictions et d'aider à la décision. Va permettre d'améliorer une production</text:span><text:span text:style-name="T9">, la répartition et la prod et des richesses, améliorer le taux d'emplo</text:span><text:span text:style-name="T10">i... Atteindre certains objectifs d'un point de vue politique.</text:span></text:p>
      <text:p text:style-name="P9"/>
      <text:p text:style-name="P9">Politique Economique :</text:p>
      <text:p text:style-name="P38">sont conduites par les Etats, ensemble des moyens mis en oeuvre par un Etat pour atteindre des objectifs fixés.<text:span text:style-name="T11"> Il y en a plusieurs, en fonction du domaine (santé, innov ...) :</text:span></text:p>
      <text:p text:style-name="P39"><text:tab/>ex:</text:p>
      <text:list xml:id="list2692175321" text:style-name="L2">
        <text:list-item>
          <text:p text:style-name="P98">Politiques fiscales incitatives,</text:p>
        </text:list-item>
        <text:list-item>
          <text:p text:style-name="P111"><text:span text:style-name="T13">P</text:span><text:span text:style-name="T12">roposition d'infrastructures publiques, </text:span></text:p>
        </text:list-item>
        <text:list-item>
          <text:p text:style-name="P99">Financement de programmes de recherches / d'aide</text:p>
        </text:list-item>
        <text:list-item>
          <text:p text:style-name="P100">etc...</text:p>
        </text:list-item>
      </text:list>
      <text:p text:style-name="P40">Raisons ? </text:p>
      <text:list xml:id="list2884631661" text:style-name="L3">
        <text:list-item>
          <text:p text:style-name="P101">L'état intervient pour que la concurrence soit efficace,</text:p>
        </text:list-item>
        <text:list-item>
          <text:p text:style-name="P112"><text:span text:style-name="T14">L'état intervient </text:span><text:span text:style-name="T12">dans le domaine des "biens publiques"</text:span><text:span text:style-name="T14"> (santé, éducation, routes, éclairages ...)</text:span></text:p>
        </text:list-item>
        <text:list-item>
          <text:p text:style-name="P113"><text:span text:style-name="T14">I</text:span><text:span text:style-name="T12">ndustries de réseaux (Transports, opérateur tel, ...)</text:span></text:p>
        </text:list-item>
      </text:list>
      <text:p text:style-name="P9"/>
      <text:p text:style-name="P9">La/<text:span text:style-name="T27">Les</text:span> Science(s) Economique(s) :</text:p>
      <text:p text:style-name="P41">peut intégrer les termes ci-dessus comme 'sous-catégories'</text:p>
      <text:p text:style-name="P1"/>
      <text:p text:style-name="P78">Exemples :</text:p>
      <text:p text:style-name="P2"/>
      <text:list xml:id="list555439538" text:style-name="L4">
        <text:list-item>
          <text:p text:style-name="P109">Economie = science des richesses (Smith, 1776) :</text:p>
        </text:list-item>
      </text:list>
      <text:p text:style-name="P53"><text:tab/>comment peut-on enrichir le peuple et le souverain ?</text:p>
      <text:p text:style-name="P53"><text:tab/>s'appuie essentiellement sur la division du travail, accumulation du capital &amp; commerce <text:tab/>entre les nations.</text:p>
      <text:p text:style-name="P53"/>
      <text:list xml:id="list678528245" text:style-name="L5">
        <text:list-item>
          <text:p text:style-name="P114"><text:span text:style-name="T23">Economie = (Jean-Baptiste SAY</text:span><text:span text:style-name="T24">, 1803</text:span><text:span text:style-name="T23">) = manière dont on produit, distribue et consomme les richesses,</text:span></text:p>
        </text:list-item>
      </text:list>
      <text:p text:style-name="P54"><text:tab/>science ou l'on peut observer la prod, distrib et conso des richesses,</text:p>
      <text:p text:style-name="P54"><text:tab/>les richess doivent repondre à des besoins<text:span text:style-name="T28"> de la société</text:span><text:span text:style-name="T29">, à certaines utilités</text:span></text:p>
      <text:p text:style-name="P53"/>
      <text:list xml:id="list1141746787" text:style-name="L6">
        <text:list-item>
          <text:p text:style-name="P115"><text:span text:style-name="T22">Economie = science de l'échange marchand et des prix</text:span><text:span text:style-name="T24"> (Walras, 1874)</text:span></text:p>
        </text:list-item>
      </text:list>
      <text:p text:style-name="P62"><text:span text:style-name="T24"><text:tab/></text:span><text:span text:style-name="T21">Un bien ou service économique prend sa valeur lors de l'échange, marchand car il répond à <text:tab/>un besoin, correspond à une utilité</text:span></text:p>
      <text:p text:style-name="P55"/>
      <text:list xml:id="list1763118400" text:style-name="L7">
        <text:list-item>
          <text:p text:style-name="P110">Economie = science des choix efficaces</text:p>
          <text:p text:style-name="P110">but = résoudre le prob de la rareté des ressources de manière efficace</text:p>
        </text:list-item>
      </text:list>
      <text:p text:style-name="P56"/>
      <text:p text:style-name="P57"><text:tab/><text:span text:style-name="T27">"</text:span><text:span text:style-name="T32">L'économie est la scie</text:span><text:span text:style-name="T33">n</text:span><text:span text:style-name="T32">ce qui étudie le comportement humain en tant que relation entre </text:span><text:span text:style-name="T34"><text:tab/></text:span><text:span text:style-name="T32">des fins et des ressoucres rares aux usages alternatifs"</text:span></text:p>
      <text:p text:style-name="P61"><text:tab/><text:tab/>- Lionel Robbins, 1932</text:p>
      <text:p text:style-name="P61"/>
      <text:p text:style-name="P43">Commentaires sur la rareté des ressources :</text:p>
      <text:list xml:id="list123242939" text:style-name="L8">
        <text:list-item>
          <text:p text:style-name="P102">Becker : a proposé d'étendre l'analyse cout/benef à des domaines qui ne sont pas au coeur de l'économie (ex : mariage, religion, crime)</text:p>
          <text:list>
            <text:list-item>
              <text:p text:style-name="P122"><text:span text:style-name="T16">e</text:span><text:span text:style-name="T15">x : mariage : faire l'équilibre entre :</text:span></text:p>
              <text:list>
                <text:list-item>
                  <text:p text:style-name="P103">avantage sentimentaux</text:p>
                </text:list-item>
                <text:list-item>
                  <text:p text:style-name="P103">vie commune</text:p>
                </text:list-item>
                <text:list-item>
                  <text:p text:style-name="P103">coût du divorce </text:p>
                </text:list-item>
                <text:list-item>
                  <text:p text:style-name="P103">etc...</text:p>
                  <text:p text:style-name="P103"/>
                </text:list-item>
              </text:list>
            </text:list-item>
          </text:list>
        </text:list-item>
        <text:list-item>
          <text:p text:style-name="P123"><text:span text:style-name="T15">années 2000, certains économiste avinet prédits que grâce aux technologies (internet, </text:span><text:span text:style-name="T20">économie de la connaissance</text:span><text:span text:style-name="T15">) on allait être face à la rareté des ressources</text:span></text:p>
        </text:list-item>
      </text:list>
      <text:p text:style-name="P45"/>
      <text:p text:style-name="P46">Economie (selon MARX) = science qui étudie les relations sociales de production</text:p>
      <text:p text:style-name="P63"><text:span text:style-name="T15"><text:tab/>Histoire des rapports de production, rapport entre les classes sociales, entre ceux qui </text:span><text:span text:style-name="T19"><text:tab/></text:span><text:span text:style-name="T15">produisent le travai</text:span><text:span text:style-name="T19">l </text:span><text:span text:style-name="T15">et ceux qui détiennent le capital ~~ tensions entre ces deux camps</text:span></text:p>
      <text:p text:style-name="P80">1.2 : Economie normative et positive</text:p>
      <text:p text:style-name="P30"/>
      <text:p text:style-name="P58"><text:span text:style-name="T40">E</text:span><text:span text:style-name="T38">conomie : neutre ? ou porte des jugements de la société ?</text:span></text:p>
      <text:p text:style-name="P47"/>
      <text:p text:style-name="P59"><text:span text:style-name="T38">Walras : considère la science économique comme une science exacte</text:span><text:span text:style-name="T39">,</text:span></text:p>
      <text:p text:style-name="P60"><text:span text:style-name="T39"><text:tab/></text:span><text:span text:style-name="T38">les économiste se sont inspirés des sciences physiques pour définir des modèles <text:tab/>économiques</text:span></text:p>
      <text:p text:style-name="P44"/>
      <text:p text:style-name="P51">Distinction (selon John Neuville KEYNES, 1890) :</text:p>
      <text:p text:style-name="P52"/>
      <text:list xml:id="list2920787325" text:style-name="L9">
        <text:list-item>
          <text:p text:style-name="P124"><text:span text:style-name="T20">Une science positive :</text:span><text:span text:style-name="T15"> ensemble des connaissances systématiques portant sur ce qui est...</text:span></text:p>
          <text:p text:style-name="P124"><text:span text:style-name="T15">vision descriptive, analye des mécanismes économiques actuels</text:span><text:span text:style-name="T17"> pour en déduire un certain nb de 'lois' générales applicable à l'ensemble de l'économie ;</text:span></text:p>
          <text:p text:style-name="P104"/>
        </text:list-item>
        <text:list-item>
          <text:p text:style-name="P125"><text:span text:style-name="T20">Une science normative :</text:span><text:span text:style-name="T15"> ensemble de connaisances systématiques relatives aux critères de ce qui doit être</text:span><text:span text:style-name="T18">,</text:span></text:p>
          <text:p text:style-name="P105">on va avoir un but/objectif que l'on va chercher à atteindre.</text:p>
        </text:list-item>
      </text:list>
      <text:p text:style-name="P48"/>
      <text:p text:style-name="P66"><text:span text:style-name="T21">"L'économie est une science moral</text:span><text:span text:style-name="T25">e</text:span><text:span text:style-name="T21"> (Armatya Sen, 1998)"</text:span></text:p>
      <text:p text:style-name="P67"><text:span text:style-name="T21"><text:tab/></text:span><text:span text:style-name="T15">travaille sur les questions de pauvreté et de développement, propose un indicateur (adopté <text:tab/>par les nations unies) :</text:span></text:p>
      <text:p text:style-name="P49"/>
      <text:p text:style-name="P67"><text:span text:style-name="T15"><text:tab/></text:span><text:span text:style-name="T20">IDH : Indice de Développement Humain</text:span></text:p>
      <text:p text:style-name="P67"><text:span text:style-name="T20"><text:tab/>trois dimensions : </text:span><text:span text:style-name="T15">(et sur quels critères elles sont définies)</text:span></text:p>
      <text:list xml:id="list1322881500" text:style-name="L10">
        <text:list-item>
          <text:p text:style-name="P108">Santé,</text:p>
          <text:list>
            <text:list-item>
              <text:p text:style-name="P106">espérence de vie</text:p>
            </text:list-item>
          </text:list>
        </text:list-item>
        <text:list-item>
          <text:p text:style-name="P108">Education,</text:p>
          <text:list>
            <text:list-item>
              <text:p text:style-name="P106">taux de scolarisation et d'alphabétisation</text:p>
            </text:list-item>
          </text:list>
        </text:list-item>
        <text:list-item>
          <text:p text:style-name="P108">Ressources monétaires,</text:p>
          <text:list>
            <text:list-item>
              <text:p text:style-name="P106">revenu par tête</text:p>
            </text:list-item>
          </text:list>
        </text:list-item>
      </text:list>
      <text:p text:style-name="P50">Pays avec un IDH le plus élevé : </text:p>
      <text:list xml:id="list1778109578" text:style-name="L11">
        <text:list-item>
          <text:p text:style-name="P107">Norvège, Suisse, Irlande Allemagne</text:p>
        </text:list-item>
        <text:list-item>
          <text:p text:style-name="P107">France = 26ème pos (valeur baissée par le revenu par tête)</text:p>
          <text:p text:style-name="P220">1.3 : Les niveaux de l'Economie</text:p>
          <text:p text:style-name="P126"/>
        </text:list-item>
        <text:list-item>
          <text:p text:style-name="P175"><text:span text:style-name="T46">1. </text:span><text:span text:style-name="T41">La Microéconomie :</text:span></text:p>
          <text:list>
            <text:list-item>
              <text:p text:style-name="P126">niveau indiv des acteurs, prises de décision, choix que peuvent faire les acteurs ...</text:p>
              <text:p text:style-name="P126"/>
            </text:list-item>
            <text:list-item>
              <text:p text:style-name="P127">modèle standard / traditionnel :</text:p>
              <text:list>
                <text:list-item>
                  <text:p text:style-name="P128">hypothèse de base : </text:p>
                  <text:list>
                    <text:list-item>
                      <text:p text:style-name="P180"><text:span text:style-name="T42">I</text:span><text:span text:style-name="T41">ndividus parfaitement rationnels, </text:span></text:p>
                    </text:list-item>
                    <text:list-item>
                      <text:p text:style-name="P180"><text:span text:style-name="T41">acteurs éco maximisant leurs intérêts</text:span><text:span text:style-name="T42">, </text:span></text:p>
                    </text:list-item>
                    <text:list-item>
                      <text:p text:style-name="P203"><text:span text:style-name="T41">concurrence pure et parfaite.</text:span><text:span text:style-name="T43"> (5 composantes) :</text:span></text:p>
                      <text:p text:style-name="P151"/>
                      <text:list>
                        <text:list-item>
                          <text:p text:style-name="P181"><text:span text:style-name="T48">atomicité</text:span><text:span text:style-name="T41"> (quand il y a un grand nombre d'acteurs des 2 côtés du marché // aucun acteur ne peut avoir une grande influence sur les prix du marché)</text:span><text:span text:style-name="T45"> ;</text:span></text:p>
                        </text:list-item>
                        <text:list-item>
                          <text:p text:style-name="P182"><text:span text:style-name="T48">homogénéité des produits</text:span><text:span text:style-name="T41"> (les produits doivent être identique, homogène, que le consommateur ne puisse être guidé que par le prix)</text:span><text:span text:style-name="T45"> ;</text:span></text:p>
                        </text:list-item>
                        <text:list-item>
                          <text:p text:style-name="P183"><text:span text:style-name="T48">libre entrée sur le marché</text:span><text:span text:style-name="T41"> (n'importe quel entrepreneur peut rentrer sur le marché</text:span><text:span text:style-name="T44">, pas de bloquage par un acteur important</text:span><text:span text:style-name="T41">)</text:span><text:span text:style-name="T45"> ;</text:span></text:p>
                        </text:list-item>
                        <text:list-item>
                          <text:p text:style-name="P184"><text:span text:style-name="T41"><text:s/></text:span><text:span text:style-name="T48">transparence de l'information </text:span><text:span text:style-name="T41">(tout le monde à accès à toutes les infos concernant les biens et services, interdiction de cacher de l'info)</text:span></text:p>
                        </text:list-item>
                        <text:list-item>
                          <text:p text:style-name="P152">libre circulation des facteurs de production qui assurent la concurrence pure et parfaite </text:p>
                        </text:list-item>
                      </text:list>
                    </text:list-item>
                  </text:list>
                </text:list-item>
              </text:list>
            </text:list-item>
          </text:list>
        </text:list-item>
      </text:list>
      <text:p text:style-name="P28"/>
      <text:p text:style-name="P28"/>
      <text:list xml:id="list110534878124648" text:continue-numbering="true" text:style-name="L11">
        <text:list-item>
          <text:p text:style-name="P156">2. La Macroéconomie</text:p>
        </text:list-item>
      </text:list>
      <text:p text:style-name="P14"><text:s/><text:tab/>On va construire et regarder des indicateurs économiques pour des zones géographique </text:p>
      <text:p text:style-name="P14"/>
      <text:list xml:id="list2381920460" text:style-name="L12">
        <text:list-item>
          <text:p text:style-name="P185"><text:span text:style-name="T41">Le PIB : (Produit Intérieur Brut) somme des valeurs ajoutées nouvellement créées par les unités productrices résidentes une année donnée</text:span><text:span text:style-name="T47">, évaluées aux prix du marché.</text:span></text:p>
        </text:list-item>
        <text:list-item>
          <text:p text:style-name="P129">Inflation</text:p>
        </text:list-item>
        <text:list-item>
          <text:p text:style-name="P129">Chaumage</text:p>
        </text:list-item>
        <text:list-item>
          <text:p text:style-name="P129">...</text:p>
        </text:list-item>
      </text:list>
      <text:p text:style-name="P14"/>
      <text:p text:style-name="P14"><text:tab/>Ces indicateurs permettent de comparer des pays, et sont très utiles aux politiques économiques</text:p>
      <text:p text:style-name="P13"/>
      <text:p text:style-name="P82"/>
      <text:p text:style-name="P29">Classement PIB 2018 (dans l'ordre) :</text:p>
      <text:p text:style-name="P13">US, Chine, Japon, Allemagne, Inde, UK, France, Italie, .. ?</text:p>
      <text:p text:style-name="P13"/>
      <text:p text:style-name="P29">Pays les plus impactés par le Corona Virus<text:span text:style-name="T55">,</text:span> <text:span text:style-name="T55">juin </text:span>2020 <text:span text:style-name="T53">(dans l'ordre)</text:span><text:span text:style-name="T54"> au niveau du PIB</text:span>:</text:p>
      <text:p text:style-name="P13">Italie, Espagne, France, Mexique, UK, Argentine, Brésil, Canada, Afrique du Sud,, US, Allemagne, Pays-Bas, Thaïlande, Arabie Saoudite, Russie</text:p>
      <text:p text:style-name="P13"/>
      <text:p text:style-name="P13"/>
      <text:list xml:id="list2408686128" text:style-name="L13">
        <text:list-item>
          <text:p text:style-name="P157">3. La Mésoéconomie</text:p>
          <text:p text:style-name="P153"><text:span text:style-name="T49">Se situe entre la micro et la macro, se focalise sur les secteurs d'activité, les industries, le fonctionnement des marchés</text:span><text:span text:style-name="T50"> (correspond en grande partie à "l'économie industrielle")</text:span></text:p>
          <text:list>
            <text:list-item>
              <text:p text:style-name="P154"><text:span text:style-name="T50">e</text:span><text:span text:style-name="T49">x : fonctionnement du marché de l'automobile (acteurs dominants, concurrence, marché, régulations ...)</text:span></text:p>
            </text:list-item>
          </text:list>
        </text:list-item>
      </text:list>
      <text:p text:style-name="P13"/>
      <text:p text:style-name="P13"/>
      <text:p text:style-name="P13"/>
      <text:p text:style-name="P79">1.4 : Quelques éléments de méthode</text:p>
      <text:p text:style-name="P31"/>
      <text:p text:style-name="P35"><draw:custom-shape text:anchor-type="paragraph" draw:z-index="0" draw:name="Shape1" draw:style-name="gr2" draw:text-style-name="P226" svg:width="1.2295in" svg:height="1.2295in" svg:x="2.6382in" svg:y="0.7189in"><text:p text:style-name="P226">1. Théori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1_1" draw:style-name="gr2" draw:text-style-name="P226" svg:width="1.2295in" svg:height="1.2295in" svg:x="2.461in" svg:y="3.1457in"><text:p text:style-name="P226">3.Expérience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1_2" draw:style-name="gr2" draw:text-style-name="P226" svg:width="1.2295in" svg:height="1.2295in" svg:x="0.4299in" svg:y="1.9272in"><text:p text:style-name="P226">4. Résultat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1_3" draw:style-name="gr2" draw:text-style-name="P226" svg:width="1.2295in" svg:height="1.2295in" svg:x="4.6799in" svg:y="1.948in"><text:p text:style-name="P226">2.Hypothèse</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 draw:name="Shape3" draw:style-name="gr1" draw:text-style-name="P225" svg:x1="3.7945in" svg:y1="1.75in" svg:x2="4.6799in" svg:y2="2.2917in"><text:p/></draw:line><draw:line text:anchor-type="paragraph" draw:z-index="5" draw:name="Shape4" draw:style-name="gr1" draw:text-style-name="P225" svg:x1="4.6799in" svg:y1="3.0102in" svg:x2="3.6902in" svg:y2="3.5937in"><text:p/></draw:line><draw:line text:anchor-type="paragraph" draw:z-index="6" draw:name="Shape5" draw:style-name="gr1" draw:text-style-name="P225" svg:x1="2.461in" svg:y1="3.5937in" svg:x2="1.5965in" svg:y2="3.0417in"><text:p/></draw:line><draw:line text:anchor-type="paragraph" draw:z-index="7" draw:name="Shape6" draw:style-name="gr1" draw:text-style-name="P225" svg:x1="1.5236in" svg:y1="2.0311in" svg:x2="2.5654in" svg:y2="1.4374in"><text:p/></draw:line><text:span text:style-name="T49">Méthode </text:span><text:span text:style-name="T51">hypothético-déductive</text:span><text:span text:style-name="T52"> (POPPER)</text:span></text:p>
      <text:p text:style-name="P31"/>
      <text:p text:style-name="P27"><text:span text:style-name="T26">On part de la théorie car on a un point de vue global</text:span><text:span text:style-name="T49"> </text:span></text:p>
      <text:p text:style-name="P31"/>
      <text:p text:style-name="P31"/>
      <text:p text:style-name="P31"/>
      <text:p text:style-name="P31"/>
      <text:p text:style-name="P15"><text:tab/><text:tab/>Induction<text:tab/><text:tab/><text:tab/><text:tab/><text:tab/> <text:s/>Déduction</text:p>
      <text:p text:style-name="P15"/>
      <text:p text:style-name="P15"/>
      <text:p text:style-name="P15"/>
      <text:p text:style-name="P15"/>
      <text:p text:style-name="P15"/>
      <text:p text:style-name="P15"/>
      <text:p text:style-name="P15"/>
      <text:p text:style-name="P15"><text:s text:c="3"/>Analyse et interprétation<text:tab/><text:tab/><text:tab/><text:tab/> <text:s text:c="2"/>Énoncé falsifiable</text:p>
      <text:p text:style-name="P15"/>
      <text:p text:style-name="P15"/>
      <text:p text:style-name="P15"/>
      <text:p text:style-name="P15"/>
      <text:p text:style-name="P32">La clause "Ceteris Paribus"</text:p>
      <text:p text:style-name="P16"/>
      <text:p text:style-name="P16">= TOUTE CHOSE ÉGALE PAR AILLEURS</text:p>
      <text:p text:style-name="P16"/>
      <text:p text:style-name="P36"><text:span text:style-name="T57">on regarde l'effet d'une variable sur une autre variable en l'isolant des autres pour expliquer leur relation</text:span><text:span text:style-name="T58">.</text:span></text:p>
      <text:p text:style-name="P16"/>
      <text:p text:style-name="P16"/>
      <text:p text:style-name="P16"/>
      <text:p text:style-name="P37">2. Les principaux courants économiques</text:p>
      <text:p text:style-name="P37"><text:span text:style-name="T59"><text:tab/></text:span>2.1 ) Le courant libéral</text:p>
      <text:p text:style-name="P37"><text:span text:style-name="T59"><text:tab/><text:tab/></text:span>2.1.1 ) Le courant classiqe (fin XVIII<text:span text:style-name="T60">ème</text:span>)</text:p>
      <text:p text:style-name="P17"/>
      <text:list xml:id="list1358958429" text:style-name="L14">
        <text:list-item>
          <text:p text:style-name="P130">Adam Smith <text:tab/>(1723-1790)</text:p>
        </text:list-item>
        <text:list-item>
          <text:p text:style-name="P130">Thomas Malthus <text:tab/>(1767-1834)</text:p>
        </text:list-item>
        <text:list-item>
          <text:p text:style-name="P130">David Ricardo <text:tab/>(1778-1823)</text:p>
        </text:list-item>
        <text:list-item>
          <text:p text:style-name="P130">Jean-Baptiste Say <text:tab/>(1767-1832)</text:p>
        </text:list-item>
      </text:list>
      <text:p text:style-name="P18"/>
      <text:p text:style-name="P19">S'inscrit dans le contexte de la premièr erévolution industrielle -&gt; <text:span text:style-name="T32">boulversement des techniques, mentalités, savoirs-faire</text:span> qui impacte aussi les économistes.</text:p>
      <text:p text:style-name="P81">i. Le modèle de <text:span text:style-name="T30">l'Homo Oeconomicus</text:span></text:p>
      <text:p text:style-name="P176"/>
      <text:p text:style-name="P34"><text:span text:style-name="T35"><text:tab/></text:span><text:span text:style-name="T30">Indivdualisme</text:span></text:p>
      <text:p text:style-name="P20"><text:tab/>Chaque individu poursuit son intérêt particulier par la maximisation des <text:tab/>satisfactions et la minimisation de l'effor<text:span text:style-name="T105">t.</text:span></text:p>
      <text:p text:style-name="P20"/>
      <text:p text:style-name="P12"><text:span text:style-name="T56"><text:tab/></text:span>La liberté économique</text:p>
      <text:p text:style-name="P70"><text:span text:style-name="T62"><text:tab/>La propriété privée des moyens de production est une garantie de la liberté et <text:tab/>c'est le marché qui constituera le </text:span><text:span text:style-name="T63">coeur</text:span><text:span text:style-name="T62"> de la liberté économique.</text:span></text:p>
      <text:p text:style-name="P131"/>
      <text:p text:style-name="P131"/>
      <text:p text:style-name="P72"><text:span text:style-name="T62"><text:tab/></text:span><text:span text:style-name="T81">'Il existe une main invisible - le marché - qui guide les passions individuelles <text:tab/>vers le bien de tous.' </text:span></text:p>
      <text:p text:style-name="P73"><text:span text:style-name="T83"><text:tab/>- </text:span><text:span text:style-name="T82">A. Smith</text:span></text:p>
      <text:p text:style-name="P71"><text:span text:style-name="T102"><text:tab/></text:span><text:span text:style-name="T95">Le rôle de l'état</text:span></text:p>
      <text:p text:style-name="P186"/>
      <text:p text:style-name="P74"><text:span text:style-name="T99"><text:tab/></text:span><text:span text:style-name="T98">Le rôle de l'état est de garantir le fonctionnement du marché économique </text:span><text:span text:style-name="T99"><text:tab/></text:span><text:span text:style-name="T98">contre la fraude et la violence aussi bien à l'intérieur qu'à 'extérieur du pays.</text:span></text:p>
      <text:p text:style-name="P132"/>
      <text:p text:style-name="P187">voir figure 2 sur le diapo</text:p>
      <text:p text:style-name="P132"/>
      <text:p text:style-name="P75"><text:span text:style-name="T98">Ce fonctionnement permet de tendre naturellement vers l'équilibre économique grâce au marché</text:span><text:span text:style-name="T100"> qui régule lui-même les activités </text:span><text:span text:style-name="T84">(équilibre Offre-Demande)</text:span><text:span text:style-name="T98">.</text:span></text:p>
      <text:p text:style-name="P21"/>
      <text:p text:style-name="P33">ii. L<text:span text:style-name="T106">'</text:span>a<text:span text:style-name="T106">nalyse de la</text:span> production</text:p>
      <text:p text:style-name="P22"/>
      <text:p text:style-name="P23"><text:tab/><text:span text:style-name="T36">La division du travail (A. Smith)</text:span></text:p>
      <text:p text:style-name="P23"><text:tab/><text:span text:style-name="T107">'</text:span><text:span text:style-name="T30">Plus la division du travail est élevée, plus le produit obtenu sera élevé.</text:span><text:span text:style-name="T31">'</text:span></text:p>
      <text:p text:style-name="P188"/>
      <text:p text:style-name="P24"><text:span text:style-name="T30"><text:tab/></text:span>Avantages :</text:p>
      <text:list xml:id="list2275380801" text:style-name="L15">
        <text:list-item>
          <text:p text:style-name="P133">Accroissement de l'habileté de l'ouvrier<text:span text:style-name="T108"> (AGI +2)</text:span></text:p>
        </text:list-item>
        <text:list-item>
          <text:p text:style-name="P134">Gain de temps obtenu en évitant de passer d'un tâche à une autre</text:p>
        </text:list-item>
        <text:list-item>
          <text:p text:style-name="P135">Idée : elle serait à l'origine de l'invention de machine qui facilitent et abrègent le temps de travail <text:span text:style-name="T30">(en gros elles remplacent les gens)</text:span></text:p>
        </text:list-item>
      </text:list>
      <text:p text:style-name="P23"/>
      <text:p text:style-name="P25"><text:tab/>-&gt; La capacité à échanger et l'étendue du marché stimulent la division du <text:tab/>travail.</text:p>
      <text:p text:style-name="P25"/>
      <text:p text:style-name="P25"/>
      <text:p text:style-name="P189"><text:tab/></text:p>
      <text:p text:style-name="P221">La théorie de la valeur</text:p>
      <text:list xml:id="list3718699848" text:style-name="L16">
        <text:list-item>
          <text:p text:style-name="P160"><text:span text:style-name="T27">Valeur d'échange</text:span> </text:p>
          <text:list>
            <text:list-item>
              <text:p text:style-name="P190">Smith et Ricardo recherchent une valeur d'échange acceptée par tous. Pour cela il faut examiner les règles d'échanges sur le marché. C'est le marché qui révèle la valeur d'un échange.</text:p>
              <text:p text:style-name="P190"/>
            </text:list-item>
            <text:list-item>
              <text:p text:style-name="P190">Smith va considérer deux états dans la valur d'échange :</text:p>
              <text:list>
                <text:list-item>
                  <text:p text:style-name="P191">Etat primitif : Le seul facteur de production est le travail </text:p>
                  <text:list>
                    <text:list-item>
                      <text:p text:style-name="P191">Le rapport de valeur de 2 biens sera en proportion de la quantité de travail nécessaire pour les obtenir. </text:p>
                    </text:list-item>
                    <text:list-item>
                      <text:p text:style-name="P190">Le Travail est la mesure réelle de la valeur de toute marchandise.</text:p>
                      <text:p text:style-name="P190"/>
                    </text:list-item>
                  </text:list>
                </text:list-item>
                <text:list-item>
                  <text:p text:style-name="P190"><text:span text:style-name="T109">Etat avancé : il faut tenir compte du profil du capital et de la rente foncière incorporée dans chaque produit.</text:span> <text:s/></text:p>
                </text:list-item>
              </text:list>
            </text:list-item>
          </text:list>
        </text:list-item>
      </text:list>
      <text:p text:style-name="P10"/>
      <text:list xml:id="list110533942876921" text:continue-numbering="true" text:style-name="L16">
        <text:list-item>
          <text:list>
            <text:list-item>
              <text:p text:style-name="P192">Smith propose de raisonner en termes de travail commandé ou 'équivalent salarié' : </text:p>
              <text:list>
                <text:list-item>
                  <text:p text:style-name="P192"><text:span text:style-name="T110">I</text:span>l faut considérer les quantités de travail homogénéisées par le salaire</text:p>
                </text:list-item>
                <text:list-item>
                  <text:p text:style-name="P193">La valeur des marchandises va se mesurer par la quantité de travail qu'elle permet d'acheter, mais pas par les quantités de travail qu'elles contiennent.</text:p>
                </text:list-item>
              </text:list>
            </text:list-item>
          </text:list>
        </text:list-item>
      </text:list>
      <text:p text:style-name="P11"/>
      <text:list xml:id="list110533950405040" text:continue-numbering="true" text:style-name="L16">
        <text:list-item>
          <text:list>
            <text:list-item>
              <text:p text:style-name="P194">Pour Ricardo, les quantités proportionnelles de travail nécessaires pour obtenir chaque objet semblent être la seule règle d'échange possible.</text:p>
            </text:list-item>
          </text:list>
        </text:list-item>
      </text:list>
      <text:p text:style-name="P10"/>
      <text:p text:style-name="P10"/>
      <text:list xml:id="list110534873398993" text:continue-numbering="true" text:style-name="L16">
        <text:list-item>
          <text:p text:style-name="P158">Valeur d'utilité</text:p>
          <text:list>
            <text:list-item>
              <text:p text:style-name="P207"><text:span text:style-name="T101">J</text:span><text:span text:style-name="T98">.B. Say</text:span></text:p>
              <text:list>
                <text:list-item>
                  <text:p text:style-name="P195">'Si les hommes attachent une valeur à une chose, c'est parce qu'elle répond à leur besoin et qu'elle satisfait une utilité.'</text:p>
                </text:list-item>
                <text:list-item>
                  <text:p text:style-name="P208"><text:span text:style-name="T86">C</text:span><text:span text:style-name="T81">'est parce que les ressources sont rares que l'on va mettre <text:s/>en place des méchanismes pour satisfaire les individus.</text:span></text:p>
                </text:list-item>
              </text:list>
            </text:list-item>
          </text:list>
        </text:list-item>
      </text:list>
      <text:p text:style-name="P177"/>
      <text:p text:style-name="P177"/>
      <text:p text:style-name="P69"><text:span text:style-name="T85"><text:tab/></text:span><text:span text:style-name="T97">L</text:span><text:span text:style-name="T96">a loi des débouchées</text:span></text:p>
      <text:list xml:id="list1857949595" text:style-name="L17">
        <text:list-item>
          <text:p text:style-name="P205">'C'est la production qui ouvre des débouchées aux produits' (J.B. Say, 1803)</text:p>
          <text:list>
            <text:list-item>
              <text:p text:style-name="P209"><text:span text:style-name="T91">= Les produits s'échangent contre d'autres produits</text:span><text:span text:style-name="T89">.</text:span></text:p>
            </text:list-item>
            <text:list-item>
              <text:p text:style-name="P210"><text:span text:style-name="T90">La monnaie n'est qu'un</text:span><text:span text:style-name="T88"> </text:span><text:span text:style-name="T90">intermédiaire des échanges</text:span><text:span text:style-name="T88">.</text:span></text:p>
            </text:list-item>
            <text:list-item>
              <text:p text:style-name="P202">Plus les producteurs sont nombreux et les productions variée, plus il y aura de demande créée et de débouchés.</text:p>
            </text:list-item>
          </text:list>
        </text:list-item>
      </text:list>
      <text:p text:style-name="P179"/>
      <text:p text:style-name="P23"><text:soft-page-break/><text:span text:style-name="T30"><text:tab/></text:span><text:span text:style-name="T36">La théorie quantitative</text:span><text:span text:style-name="T37"> de la monnaie</text:span></text:p>
      <text:list xml:id="list3765160300" text:style-name="L18">
        <text:list-item>
          <text:p text:style-name="P196">La monnaie est un voile...</text:p>
          <text:list>
            <text:list-item>
              <text:p text:style-name="P196">La monnaie n'est qu'un intermédiaire des échanges, <text:span text:style-name="T27">c'est une marchandise comme les autres</text:span>. Elle n'est pas gardée pour elle-même, elle n'est pas thésaurisée.</text:p>
            </text:list-item>
          </text:list>
        </text:list-item>
      </text:list>
      <text:p text:style-name="P22"/>
      <text:p text:style-name="P33">iii. La répartition</text:p>
      <text:p text:style-name="P33"/>
      <table:table table:name="Table1" table:style-name="Table1">
        <table:table-column table:style-name="Table1.A" table:number-columns-repeated="3"/>
        <table:table-row>
          <table:table-cell table:style-name="Table1.A1" office:value-type="string">
            <text:p text:style-name="P84">Catégorie :</text:p>
          </table:table-cell>
          <table:table-cell table:style-name="Table1.A1" office:value-type="string">
            <text:p text:style-name="P84">Bien : </text:p>
            <text:p text:style-name="P84"/>
          </table:table-cell>
          <table:table-cell table:style-name="Table1.A1" office:value-type="string">
            <text:p text:style-name="P84">Revenu :</text:p>
          </table:table-cell>
        </table:table-row>
        <table:table-row>
          <table:table-cell table:style-name="Table1.A1" office:value-type="string">
            <text:p text:style-name="P85">propriétaires terriens</text:p>
          </table:table-cell>
          <table:table-cell table:style-name="Table1.A1" office:value-type="string">
            <text:p text:style-name="P85">terre</text:p>
          </table:table-cell>
          <table:table-cell table:style-name="Table1.A1" office:value-type="string">
            <text:p text:style-name="P85">rente foncière</text:p>
            <text:p text:style-name="P85"/>
          </table:table-cell>
        </table:table-row>
        <table:table-row>
          <table:table-cell table:style-name="Table1.A1" office:value-type="string">
            <text:p text:style-name="P85">capitalistes</text:p>
          </table:table-cell>
          <table:table-cell table:style-name="Table1.A1" office:value-type="string">
            <text:p text:style-name="P85">capital</text:p>
          </table:table-cell>
          <table:table-cell table:style-name="Table1.A1" office:value-type="string">
            <text:p text:style-name="P85">profit</text:p>
            <text:p text:style-name="P85"/>
          </table:table-cell>
        </table:table-row>
        <table:table-row>
          <table:table-cell table:style-name="Table1.A1" office:value-type="string">
            <text:p text:style-name="P85">travailleurs</text:p>
          </table:table-cell>
          <table:table-cell table:style-name="Table1.A1" office:value-type="string">
            <text:p text:style-name="P85">travail</text:p>
          </table:table-cell>
          <table:table-cell table:style-name="Table1.A1" office:value-type="string">
            <text:p text:style-name="P85">salaire</text:p>
            <text:p text:style-name="P85"/>
          </table:table-cell>
        </table:table-row>
      </table:table>
      <text:p text:style-name="P26"/>
      <text:list xml:id="list8221728" text:style-name="L19">
        <text:list-item>
          <text:p text:style-name="P161">Théories de la rente foncière (deux idées)</text:p>
          <text:list>
            <text:list-item>
              <text:p text:style-name="P116"><text:span text:style-name="T64">Considérée comme un don gratuit de la terre récupérée par les propriétaires fonciers compte-tenu de leur position de monopole sur leur terre </text:span><text:span text:style-name="T92">(Malthus &amp; Smith)</text:span></text:p>
              <text:p text:style-name="P204"/>
            </text:list-item>
            <text:list-item>
              <text:p text:style-name="P197"><text:span text:style-name="T41">Comme la terre est limitée, les rendements sont décroissants, les terres seront moins fertiles au fur et à mesure qu'on les exploite. </text:span><text:span text:style-name="T27">(Ricardo, Mill)</text:span></text:p>
              <text:p text:style-name="P204"/>
            </text:list-item>
          </text:list>
        </text:list-item>
        <text:list-item>
          <text:p text:style-name="P161">Théorie de l'intérêt</text:p>
          <text:list>
            <text:list-item>
              <text:p text:style-name="P136">Intérêt = Profit aux yeux des classiques</text:p>
            </text:list-item>
            <text:list-item>
              <text:p text:style-name="P161"><text:span text:style-name="T56">Smith : </text:span><text:span text:style-name="T35">'Le profit est la part de la richesse produite qui revient aux capitalistes'</text:span></text:p>
              <text:p text:style-name="P197"/>
            </text:list-item>
          </text:list>
        </text:list-item>
        <text:list-item>
          <text:p text:style-name="P178">Théorie du salaire</text:p>
          <text:list>
            <text:list-item>
              <text:p text:style-name="P137">La masse salariale (= salaire x nb de travailleurs) est prédéterminée par les capitaux accumulés par les capitalistes pour lancer le processus de <text:s/>production <text:span text:style-name="T32">(Smith &amp; Mill) </text:span></text:p>
            </text:list-item>
            <text:list-item>
              <text:p text:style-name="P117"><text:span text:style-name="T65">Le travail est une marchandise qui à un coût de production qui correspond au minimum nécessaire pour entretenir un ouvrier et sa famille </text:span><text:span text:style-name="T93">(Malthus &amp; Ricardo) </text:span><text:span text:style-name="T87">(Salaire naturel)</text:span></text:p>
            </text:list-item>
          </text:list>
          <text:p text:style-name="P198"/>
        </text:list-item>
      </text:list>
      <text:p text:style-name="P199"><text:tab/></text:p>
      <text:p text:style-name="P83"><text:span text:style-name="T81"><text:tab/><text:tab/></text:span><text:span text:style-name="T72">2.1.2 ) Les Néoclassiques</text:span></text:p>
      <text:p text:style-name="P159"/>
      <text:list xml:id="list601135402" text:style-name="L20">
        <text:list-item>
          <text:p text:style-name="P138">Léon Walras <text:tab/>(1834-1910)</text:p>
        </text:list-item>
        <text:list-item>
          <text:p text:style-name="P138">Vilfredo Pareto <text:tab/>(1848-1923)</text:p>
        </text:list-item>
        <text:list-item>
          <text:p text:style-name="P138">Alfred Marshall <text:tab/>(1842-1934)</text:p>
        </text:list-item>
      </text:list>
      <text:p text:style-name="P162"/>
      <text:p text:style-name="P163">i ) Le calcul à la marge </text:p>
      <text:p text:style-name="P163"/>
      <text:p text:style-name="P68"><text:span text:style-name="T76">Tout comportement relève d'un </text:span><text:span text:style-name="T94">calcul</text:span><text:span text:style-name="T76"> et d'un </text:span><text:span text:style-name="T94">choix</text:span><text:span text:style-name="T76"> explicite ou implicite.</text:span></text:p>
      <text:p text:style-name="P155"/>
      <text:list xml:id="list1138964920" text:style-name="L21">
        <text:list-item>
          <text:p text:style-name="P164">Les Consommateurs</text:p>
        </text:list-item>
      </text:list>
      <text:p text:style-name="P139"/>
      <text:p text:style-name="P139"><text:tab/>let Bien X, Y ;</text:p>
      <text:p text:style-name="P139"><text:tab/>let Revenu R;</text:p>
      <text:p text:style-name="P139"><text:tab/>let Utilité U ;</text:p>
      <text:p text:style-name="P139"><text:tab/>let Contrainte Cte;</text:p>
      <text:p text:style-name="P139"/>
      <text:p text:style-name="P139"><text:tab/>maxU(X, Y)</text:p>
      <text:p text:style-name="P139"><text:tab/>{</text:p>
      <text:p text:style-name="P139"><text:tab/><text:tab/>Cte(R) = priceOf(X) + priceOf(Y) ;</text:p>
      <text:p text:style-name="P139"><text:tab/>}</text:p>
      <text:p text:style-name="P139"/>
      <text:p text:style-name="P139"/>
      <text:list xml:id="list4017375176" text:style-name="L22">
        <text:list-item>
          <text:p text:style-name="P165">Deux effets</text:p>
          <text:list>
            <text:list-item>
              <text:p text:style-name="P140">Effet substitution</text:p>
            </text:list-item>
            <text:list-item>
              <text:p text:style-name="P140">Effet revenu</text:p>
            </text:list-item>
          </text:list>
        </text:list-item>
      </text:list>
      <text:p text:style-name="P141"/>
      <text:p text:style-name="P76"><text:span text:style-name="T61">Les néoclassiques </text:span><text:span text:style-name="T66">v</text:span><text:span text:style-name="T61">ont montrer que l'utilité marginale est décroissante en fonction de l'utilité générale</text:span><text:span text:style-name="T66">.</text:span></text:p>
      <text:p text:style-name="P142"/>
      <text:p text:style-name="P143">U générale = valeur qu'on estime de satisfaction d'un bien</text:p>
      <text:p text:style-name="P77"><text:span text:style-name="T61">U marg</text:span><text:span text:style-name="T67">i</text:span><text:span text:style-name="T61">nale = valeur supplémentaire que nous apporte la consommation d'une unité ou d'un bien</text:span><text:span text:style-name="T68"> en plus.</text:span></text:p>
      <text:p text:style-name="P144"/>
      <text:list xml:id="list3618951849" text:style-name="L23">
        <text:list-item>
          <text:p text:style-name="P166">Compléments</text:p>
          <text:list>
            <text:list-item>
              <text:p text:style-name="P145">Utilité marginale</text:p>
            </text:list-item>
            <text:list-item>
              <text:p text:style-name="P145">Principe de satiété du consommateur</text:p>
            </text:list-item>
          </text:list>
        </text:list-item>
      </text:list>
      <text:p text:style-name="P146"/>
      <text:list xml:id="list110533286589823" text:continue-numbering="true" text:style-name="L23">
        <text:list-item>
          <text:p text:style-name="P167">Les producteurs</text:p>
          <text:list>
            <text:list-item>
              <text:p text:style-name="P147">Cherchent à maximiser leurs profits compte tenu de la contrainte de leur fonction de production.</text:p>
              <text:list>
                <text:list-item>
                  <text:p text:style-name="P147">Fonction de production composée de :</text:p>
                  <text:list>
                    <text:list-item>
                      <text:p text:style-name="P147">Travail</text:p>
                    </text:list-item>
                    <text:list-item>
                      <text:p text:style-name="P147">Capital</text:p>
                    </text:list-item>
                  </text:list>
                </text:list-item>
                <text:list-item>
                  <text:p text:style-name="P147"><text:soft-page-break/>Ces deux composantes sont substituables (?) mais le capital est relativement constant à court terme.</text:p>
                </text:list-item>
              </text:list>
            </text:list-item>
          </text:list>
        </text:list-item>
      </text:list>
      <text:p text:style-name="P148"/>
      <text:p text:style-name="P148">let Profit P ;</text:p>
      <text:p text:style-name="P148">let Prix p ;</text:p>
      <text:p text:style-name="P148">let Revenu Y ;</text:p>
      <text:p text:style-name="P148">let Salaire w ;</text:p>
      <text:p text:style-name="P148">let Travail N ;</text:p>
      <text:p text:style-name="P148">let Intérêt r ;</text:p>
      <text:p text:style-name="P148">let Capital K ;</text:p>
      <text:p text:style-name="P148"/>
      <text:p text:style-name="P148">maxOf(P)</text:p>
      <text:p text:style-name="P148">{</text:p>
      <text:p text:style-name="P148"><text:tab/>p(Y) - w(N) - r(K)</text:p>
      <text:p text:style-name="P148"/>
      <text:p text:style-name="P148"><text:tab/>Cte(Y) = f(N, K)</text:p>
      <text:p text:style-name="P148">}</text:p>
      <text:p text:style-name="P148"/>
      <text:p text:style-name="P168">ii. Le modèle de marché</text:p>
      <text:p text:style-name="P168"><text:span text:style-name="T56"/></text:p>
      <text:p text:style-name="P168"><text:span text:style-name="T56">De l'équilibre partiel à ...</text:span></text:p>
      <text:p text:style-name="P168"><text:span text:style-name="T56"/></text:p>
      <text:p text:style-name="P168"><text:span text:style-name="T56">-&gt; L'équilibre général = formation d'un prix ...</text:span></text:p>
      <text:p text:style-name="P168"><text:span text:style-name="T56"/></text:p>
      <text:p text:style-name="P168"><text:span text:style-name="T56">4 types de marchés :</text:span></text:p>
      <text:list xml:id="list685991806" text:style-name="L24">
        <text:list-item>
          <text:p text:style-name="P169"><text:span text:style-name="T56">marché des biens et services,</text:span></text:p>
        </text:list-item>
        <text:list-item>
          <text:p text:style-name="P169"><text:span text:style-name="T56">marché du travail</text:span></text:p>
        </text:list-item>
        <text:list-item>
          <text:p text:style-name="P169"><text:span text:style-name="T56">marché de la monnaie</text:span></text:p>
        </text:list-item>
        <text:list-item>
          <text:p text:style-name="P169"><text:span text:style-name="T56">marché des titres financiers</text:span></text:p>
        </text:list-item>
      </text:list>
      <text:p text:style-name="P149"/>
      <text:p text:style-name="P150">Avec l'équilibre général, tous ces marchés sont équilibrés</text:p>
      <text:p text:style-name="P211">voir tableau 3 : "Les 4 Marchés"</text:p>
      <text:p text:style-name="P211">et "Figure 4 : repr. de l'équilibre général" (Walras)</text:p>
      <text:p text:style-name="P211"/>
      <text:p text:style-name="P170">Walras et le Commissaire Priseur :</text:p>
      <text:p text:style-name="P201"><text:tab/>- on suppose qu'il existe un commissaire priseur qui va centraliser la demande <text:tab/>et l'offre et va centraliser les prix.</text:p>
      <text:p text:style-name="P212"/>
      <text:p text:style-name="P213"><text:span text:style-name="T104">Pareto</text:span></text:p>
      <text:p text:style-name="P212"><text:span text:style-name="T103"><text:s/><text:tab/>- L'équilibre général est un optimum: impossible d'améliorer la satisfaction <text:tab/>d'un individu sans déteriorer celle d'un autre </text:span></text:p>
      <text:p text:style-name="P212"><text:span text:style-name="T103"/></text:p>
      <text:p text:style-name="P201"><text:tab/>- quand on est à cet optimum, on obtient la maximisation de la satisfaction des <text:tab/>agents économiques</text:p>
      <text:p text:style-name="P200"/>
      <text:p text:style-name="P200"/>
      <text:p text:style-name="P222"/>
      <text:p text:style-name="P171">iii. Une dém<text:span text:style-name="T111">a</text:span>rche normative </text:p>
      <text:p text:style-name="P171"><text:span text:style-name="T56"/></text:p>
      <text:list xml:id="list2427245787" text:style-name="L25">
        <text:list-item>
          <text:p text:style-name="P172"><text:span text:style-name="T56">Les équilibres ne sont pas ce qui est, ce qui doit être ...</text:span></text:p>
          <text:p text:style-name="P172"><text:span text:style-name="T56"/></text:p>
        </text:list-item>
        <text:list-item>
          <text:p text:style-name="P172"><text:span text:style-name="T56">L'utilisation du modèle de Concurrence Pure et Parfaite</text:span></text:p>
        </text:list-item>
      </text:list>
      <text:p text:style-name="P171"><text:span text:style-name="T56"/></text:p>
      <text:p text:style-name="P171"><text:span text:style-name="T56"/></text:p>
      <text:p text:style-name="P173"><text:span text:style-name="T56"><text:tab/></text:span><text:span text:style-name="T27">2.2 ) Le courant Marxiste</text:span></text:p>
      <text:p text:style-name="P173"><text:span text:style-name="T57"/></text:p>
      <text:list xml:id="list2596239660" text:style-name="L26">
        <text:list-item>
          <text:p text:style-name="P174"><text:span text:style-name="T56">Karl Marx (1818-1883)</text:span></text:p>
        </text:list-item>
      </text:list>
      <text:p text:style-name="P173"><text:span text:style-name="T56"/></text:p>
      <text:p text:style-name="P173"><text:span text:style-name="T56">Etude historique du développement et de l'essor du capitalisme</text:span></text:p>
      <text:p text:style-name="P173"><text:span text:style-name="T56"/></text:p>
      <text:p text:style-name="P118"><text:span text:style-name="T69">A partir de cette étude, il vise à tirer des lois général sur le fonctionnement du capitalisme et à le critiquer.</text:span></text:p>
      <text:p text:style-name="P118"><text:span text:style-name="T69"/></text:p>
      <text:p text:style-name="P214"><text:span text:style-name="T61">Objet de la science économique :</text:span></text:p>
      <text:p text:style-name="P214"><text:span text:style-name="T61"><text:tab/>- Découvrir des lois historiques aui commandent l'évolution des systèmes </text:span><text:span text:style-name="T70"><text:tab/></text:span><text:span text:style-name="T61">économiques, politiques et sociaux tout au long de l'histoire humaine.</text:span></text:p>
      <text:p text:style-name="P214"><text:span text:style-name="T61"/></text:p>
      <text:p text:style-name="P119"><text:span text:style-name="T70">A chaque période, un mode de production va refléter l'etat d'avancement des techniques utilisée ainsi que l'etat des rapports de force entre les classes sociales.</text:span></text:p>
      <text:p text:style-name="P119"><text:span text:style-name="T70"/></text:p>
      <text:p text:style-name="P215"><text:span text:style-name="T70">C</text:span><text:span text:style-name="T61">es classes sociales sont en compétition pour se partager les revenus et les biens.</text:span></text:p>
      <text:p text:style-name="P215"><text:span text:style-name="T61"/></text:p>
      <text:p text:style-name="P215"><text:span text:style-name="T61">A chaque période on a une classe dominante qui commande le mode de production. Dans ce contexte, les institutions (politiques, sociales ...) et les facteurs culturels qui émergent vont être là pour faciliter le mode de production de la classe dominante et renforcer son pouvoir.</text:span></text:p>
      <text:p text:style-name="P215"><text:span text:style-name="T61"/></text:p>
      <text:p text:style-name="P215"><text:span text:style-name="T61"/></text:p>
      <text:p text:style-name="P216"><text:span text:style-name="T61">La crise du capitalisme :</text:span></text:p>
      <text:list xml:id="list3058169770" text:style-name="L27">
        <text:list-item>
          <text:p text:style-name="P217"><text:span text:style-name="T61">Les décisions des agents économiques ne sont pas coordonnées:</text:span></text:p>
          <text:list>
            <text:list-item>
              <text:p text:style-name="P217"><text:span text:style-name="T61">la production et la consommation sont des opérations dis-jointes.</text:span></text:p>
            </text:list-item>
          </text:list>
        </text:list-item>
        <text:list-item>
          <text:p text:style-name="P217"><text:span text:style-name="T61">L'économie capitaliste fait apparaître un problème de sous-consommation ouvrière.</text:span></text:p>
          <text:list>
            <text:list-item>
              <text:p text:style-name="P217"><text:span text:style-name="T61">les capitalistes sont intéressés par faire du profit mais le travail est un coût de production : on va chercher à donner un salaire plus faible pour faire plus de profit. </text:span></text:p>
            </text:list-item>
            <text:list-item>
              <text:p text:style-name="P217"><text:span text:style-name="T61">Sauf qu'un ouvrier avec un faible salaire ne pourra pas autant consommer</text:span></text:p>
            </text:list-item>
          </text:list>
        </text:list-item>
      </text:list>
      <text:p text:style-name="P216"><text:span text:style-name="T61"/></text:p>
      <text:p text:style-name="P216"><text:span text:style-name="T61">La recherche d'une plus-value toujours plus importante </text:span></text:p>
      <text:p text:style-name="P216"><text:span text:style-name="T61">(notamment grâce à des salaires bas)</text:span></text:p>
      <text:p text:style-name="P216"><text:span text:style-name="T61">-&gt; Minimum de Subsistance</text:span></text:p>
      <text:p text:style-name="P223"><text:span text:style-name="T76"><text:tab/></text:span><text:span text:style-name="T74">2.3 ) Le courant Keynésien</text:span></text:p>
      <text:p text:style-name="P96"><text:span text:style-name="T61"/></text:p>
      <text:p text:style-name="P97"><text:span text:style-name="T75">La Théorie Générale de l'Emploi, de l'Intérêt et de la Monnaie (Londres, 1936)</text:span></text:p>
      <text:list xml:id="list4002376709" text:style-name="L29">
        <text:list-item>
          <text:p text:style-name="P120"><text:span text:style-name="T71">John Maynard Keynes (1883-1946)<text:tab/></text:span></text:p>
        </text:list-item>
      </text:list>
      <text:p text:style-name="P121"><text:span text:style-name="T71"/></text:p>
      <text:p text:style-name="P218"><text:span text:style-name="T61"><text:tab/>-&gt; Avant tout une théorie de l'emploi (le taux de chômage en angleterre était <text:tab/>environ de 10% à cette époque)</text:span></text:p>
      <text:p text:style-name="P218"><text:span text:style-name="T61"/></text:p>
      <text:p text:style-name="P218"><text:span text:style-name="T61"/></text:p>
      <text:p text:style-name="P218"><text:span text:style-name="T61">La Théorie Générale contre la Loi de Say "L'offre crée sa demande"</text:span></text:p>
      <text:p text:style-name="P218"><text:span text:style-name="T61"/></text:p>
      <text:p text:style-name="P218"><text:span text:style-name="T61"><text:tab/>-&gt; Favoriser l'intervention de l'Etat contre le chômage</text:span></text:p>
      <text:p text:style-name="P218"><text:span text:style-name="T61"><text:tab/>-&gt; Défaillance du marché</text:span></text:p>
      <text:p text:style-name="P218"><text:span text:style-name="T61"/></text:p>
      <text:p text:style-name="P218"><text:span text:style-name="T61">Vocation de présenter le fonctionnement du système économique pris dans son ensemble (Approche macroéconomique)</text:span></text:p>
      <text:p text:style-name="P218"><text:span text:style-name="T61"/></text:p>
      <text:p text:style-name="P121"><text:span text:style-name="T71"><text:tab/>-&gt; Si on a des équilibres au niveau individuel, celà ne se reflètera pas <text:tab/>forcément au niveau global</text:span></text:p>
      <text:p text:style-name="P121"><text:span text:style-name="T71"/></text:p>
      <text:p text:style-name="P218"><text:span text:style-name="T61">Le rôle crucial de l'investissement :</text:span></text:p>
      <text:p text:style-name="P218"><text:span text:style-name="T61"><text:tab/>Le volume réel de la production et de l'emploi dépend des décisions courantes <text:tab/>de produire qui dépendent à leur tour des décisions d'investir et de l'estimation <text:tab/>actuelle des montants de consommation courante et future.</text:span></text:p>
      <text:p text:style-name="P218"><text:span text:style-name="T61"/></text:p>
      <text:p text:style-name="P218"><text:span text:style-name="T61"/></text:p>
      <text:p text:style-name="P206"><text:span text:style-name="T76">La notion de demande effective</text:span></text:p>
      <text:p text:style-name="P206"><text:span text:style-name="T76"/></text:p>
      <text:list xml:id="list4019935366" text:style-name="L30">
        <text:list-item>
          <text:p text:style-name="P91"><text:span text:style-name="T76">Chômage = résultat d'une insuffisance de la demande effective </text:span><text:span text:style-name="T77">(= intersection entre l'offre globale et la demande globale)</text:span><text:span text:style-name="T76"></text:span></text:p>
          <text:p text:style-name="P91"><text:span text:style-name="T76"/></text:p>
        </text:list-item>
        <text:list-item>
          <text:p text:style-name="P91"><text:span text:style-name="T76">L'Etat peut agir sur les 2 composantes de la demande globale </text:span><text:span text:style-name="T77">pour la stimuler</text:span><text:span text:style-name="T76">: </text:span></text:p>
          <text:list>
            <text:list-item>
              <text:p text:style-name="P93"><text:span text:style-name="T76">Sur la consommation</text:span><text:span text:style-name="T78"> :</text:span><text:span text:style-name="T77"> </text:span></text:p>
              <text:list>
                <text:list-item>
                  <text:p text:style-name="P93"><text:span text:style-name="T78">en </text:span><text:span text:style-name="T77">baisser la fiscalité sur les revenus</text:span><text:span text:style-name="T78">,</text:span></text:p>
                </text:list-item>
                <text:list-item>
                  <text:p text:style-name="P93"><text:span text:style-name="T77">en faisant des commandes publiques</text:span></text:p>
                </text:list-item>
              </text:list>
            </text:list-item>
            <text:list-item>
              <text:p text:style-name="P91"><text:span text:style-name="T76">Sur l’investissement</text:span><text:span text:style-name="T77"> </text:span><text:span text:style-name="T78">:</text:span></text:p>
              <text:list>
                <text:list-item>
                  <text:p text:style-name="P94"><text:span text:style-name="T76">en proposant des taux d'intérêts plus faibles</text:span></text:p>
                  <text:p text:style-name="P94"><text:span text:style-name="T73"/></text:p>
                </text:list-item>
              </text:list>
            </text:list-item>
          </text:list>
          <text:p text:style-name="P94"><text:span text:style-name="T73"/></text:p>
          <text:p text:style-name="P94"><text:span text:style-name="T73"/></text:p>
        </text:list-item>
      </text:list>
      <text:p text:style-name="P95"><text:span text:style-name="T73"/></text:p>
      <text:p text:style-name="P224"><text:span text:style-name="T73">Les conséquences de la révolution Keynésienne:</text:span><text:span text:style-name="T80"> </text:span><text:span text:style-name="T79"> </text:span></text:p>
      <text:p text:style-name="P95"><text:span text:style-name="T79"/></text:p>
      <text:list xml:id="list110533739410352" text:continue-numbering="true" text:style-name="L30">
        <text:list-item>
          <text:p text:style-name="P92"><text:span text:style-name="T76">Remise en question de la logique de l’offre fondée sur la croyance des vertus autorégulatrices des marchés</text:span><text:span text:style-name="T78"> :</text:span></text:p>
          <text:list>
            <text:list-item>
              <text:p text:style-name="P94"><text:span text:style-name="T76">On ne pense pas que le marché seul puisse être autorégulateur,</text:span></text:p>
            </text:list-item>
            <text:list-item>
              <text:p text:style-name="P94"><text:span text:style-name="T76">en cas de défaillance du marché, l'Etat doit intervenir.</text:span></text:p>
            </text:list-item>
          </text:list>
        </text:list-item>
        <text:list-item>
          <text:p text:style-name="P94"><text:span text:style-name="T76">Focalisation sur la demande et la demande effective et moins sur l'offe comme dans l'approche classiqu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1T12:14:02.905830371</meta:creation-date>
    <dc:date>2020-09-15T11:05:28.493441402</dc:date>
    <meta:editing-duration>PT6H5M13S</meta:editing-duration>
    <meta:editing-cycles>155</meta:editing-cycles>
    <meta:generator>LibreOffice/6.4.5.2$Linux_X86_64 LibreOffice_project/40$Build-2</meta:generator>
    <meta:document-statistic meta:table-count="1" meta:image-count="0" meta:object-count="0" meta:page-count="15" meta:paragraph-count="303" meta:word-count="2768" meta:character-count="16616" meta:non-whitespace-character-count="14148"/>
  </office:meta>
</office:document-meta>
</file>